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C000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3.06916666666667cm"/>
    </style:style>
    <style:style style:name="co3" style:family="table-column">
      <style:table-column-properties fo:break-before="auto" style:column-width="3.66183333333333cm"/>
    </style:style>
    <style:style style:name="co4" style:family="table-column">
      <style:table-column-properties fo:break-before="auto" style:column-width="2.13783333333333cm"/>
    </style:style>
    <style:style style:name="co5" style:family="table-column">
      <style:table-column-properties fo:break-before="auto" style:column-width="3.34433333333333cm"/>
    </style:style>
    <style:style style:name="co6" style:family="table-column">
      <style:table-column-properties fo:break-before="auto" style:column-width="6.07483333333333cm"/>
    </style:style>
    <style:style style:name="co7" style:family="table-column">
      <style:table-column-properties fo:break-before="auto" style:column-width="2.89983333333333cm"/>
    </style:style>
    <style:style style:name="co8" style:family="table-column">
      <style:table-column-properties fo:break-before="auto" style:column-width="2.243666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1" style:apply-style-name="cf2"/>
      <style:map style:condition="of:cell-content()=0" style:apply-style-name="cf1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core_resul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33" table:default-cell-style-name="ce3"/>
        <table:table-column table:style-name="co9" table:default-cell-style-name="ce3"/>
        <table:table-column table:style-name="co8" table:number-columns-repeated="962" table:default-cell-style-name="ce3"/>
        <table:table-column table:style-name="co10" table:number-columns-repeated="15381" table:default-cell-style-name="ce1"/>
        <table:table-row table:style-name="ro1">
          <table:table-cell office:value-type="string" table:style-name="ce2">
            <text:p>ID</text:p>
          </table:table-cell>
          <table:table-cell office:value-type="float" office:value="103070012" table:style-name="ce2">
            <text:p>103070012</text:p>
          </table:table-cell>
          <table:table-cell office:value-type="float" office:value="104021219" table:style-name="ce2">
            <text:p>104021219</text:p>
          </table:table-cell>
          <table:table-cell office:value-type="float" office:value="104062121" table:style-name="ce2">
            <text:p>104062121</text:p>
          </table:table-cell>
          <table:table-cell office:value-type="float" office:value="104062125" table:style-name="ce2">
            <text:p>104062125</text:p>
          </table:table-cell>
          <table:table-cell office:value-type="float" office:value="104062128" table:style-name="ce2">
            <text:p>104062128</text:p>
          </table:table-cell>
          <table:table-cell office:value-type="float" office:value="104062228" table:style-name="ce2">
            <text:p>104062228</text:p>
          </table:table-cell>
          <table:table-cell office:value-type="float" office:value="104062233" table:style-name="ce2">
            <text:p>104062233</text:p>
          </table:table-cell>
          <table:table-cell office:value-type="string" table:style-name="ce2">
            <text:p>1051012s</text:p>
          </table:table-cell>
          <table:table-cell office:value-type="string" table:style-name="ce2">
            <text:p>x1052164</text:p>
          </table:table-cell>
          <table:table-cell office:value-type="string" table:style-name="ce2">
            <text:p>TOTAL_PASS</text:p>
          </table:table-cell>
          <table:table-cell table:number-columns-repeated="962" table:style-name="ce3"/>
          <table:table-cell table:number-columns-repeated="15411" table:style-name="ce1"/>
        </table:table-row>
        <table:table-row table:style-name="ro1">
          <table:table-cell office:value-type="float" office:value="104062206" table:style-name="ce2">
            <text:p>1040622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SUM([.B2:.J2])" table:style-name="ce2">
            <text:p>0</text:p>
          </table:table-cell>
          <table:table-cell table:number-columns-repeated="962" table:style-name="ce3"/>
          <table:table-cell table:number-columns-repeated="15411" table:style-name="ce1"/>
        </table:table-row>
        <table:table-row table:number-rows-repeated="14" table:style-name="ro1">
          <table:table-cell table:number-columns-repeated="941" table:style-name="ce3"/>
          <table:table-cell table:number-columns-repeated="1544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Performance" table:style-name="ta2">
        <table:table-column table:style-name="co8" table:number-columns-repeated="1024" table:default-cell-style-name="ce3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mul_error</text:p>
          </table:table-cell>
          <table:table-cell office:value-type="string" table:style-name="ce2">
            <text:p>pipeline1</text:p>
          </table:table-cell>
          <table:table-cell office:value-type="string" table:style-name="ce2">
            <text:p>pipeline2</text:p>
          </table:table-cell>
          <table:table-cell office:value-type="string" table:style-name="ce2">
            <text:p>pipeline3</text:p>
          </table:table-cell>
          <table:table-cell office:value-type="string" table:style-name="ce2">
            <text:p>pipeline4</text:p>
          </table:table-cell>
          <table:table-cell office:value-type="string" table:style-name="ce2">
            <text:p>bubble_sort</text:p>
          </table:table-cell>
          <table:table-cell office:value-type="string" table:style-name="ce2">
            <text:p>divide</text:p>
          </table:table-cell>
          <table:table-cell office:value-type="string" table:style-name="ce2">
            <text:p>fib_r</text:p>
          </table:table-cell>
          <table:table-cell office:value-type="string" table:style-name="ce2">
            <text:p>pipeline5</text:p>
          </table:table-cell>
          <table:table-cell office:value-type="string" table:style-name="ce2">
            <text:p>pipeline6</text:p>
          </table:table-cell>
          <table:table-cell office:value-type="float" office:value="102034013" table:style-name="ce2">
            <text:p>102034013</text:p>
          </table:table-cell>
          <table:table-cell office:value-type="float" office:value="103000096" table:style-name="ce2">
            <text:p>103000096</text:p>
          </table:table-cell>
          <table:table-cell office:value-type="float" office:value="103020006" table:style-name="ce2">
            <text:p>103020006</text:p>
          </table:table-cell>
          <table:table-cell office:value-type="float" office:value="103020021" table:style-name="ce2">
            <text:p>103020021</text:p>
          </table:table-cell>
          <table:table-cell office:value-type="float" office:value="103048124" table:style-name="ce2">
            <text:p>103048124</text:p>
          </table:table-cell>
          <table:table-cell office:value-type="float" office:value="103060006" table:style-name="ce2">
            <text:p>103060006</text:p>
          </table:table-cell>
          <table:table-cell office:value-type="float" office:value="103062206" table:style-name="ce2">
            <text:p>103062206</text:p>
          </table:table-cell>
          <table:table-cell office:value-type="float" office:value="103070012" table:style-name="ce2">
            <text:p>103070012</text:p>
          </table:table-cell>
          <table:table-cell office:value-type="float" office:value="103070031" table:style-name="ce2">
            <text:p>103070031</text:p>
          </table:table-cell>
          <table:table-cell office:value-type="float" office:value="104011251" table:style-name="ce2">
            <text:p>104011251</text:p>
          </table:table-cell>
          <table:table-cell office:value-type="float" office:value="104020002" table:style-name="ce2">
            <text:p>104020002</text:p>
          </table:table-cell>
          <table:table-cell office:value-type="float" office:value="104021103" table:style-name="ce2">
            <text:p>104021103</text:p>
          </table:table-cell>
          <table:table-cell office:value-type="float" office:value="104021219" table:style-name="ce2">
            <text:p>104021219</text:p>
          </table:table-cell>
          <table:table-cell office:value-type="float" office:value="104021229" table:style-name="ce2">
            <text:p>104021229</text:p>
          </table:table-cell>
          <table:table-cell office:value-type="float" office:value="104030072" table:style-name="ce2">
            <text:p>104030072</text:p>
          </table:table-cell>
          <table:table-cell office:value-type="float" office:value="104034022" table:style-name="ce2">
            <text:p>104034022</text:p>
          </table:table-cell>
          <table:table-cell office:value-type="float" office:value="104062113" table:style-name="ce2">
            <text:p>104062113</text:p>
          </table:table-cell>
          <table:table-cell office:value-type="float" office:value="104062120" table:style-name="ce2">
            <text:p>104062120</text:p>
          </table:table-cell>
          <table:table-cell office:value-type="float" office:value="104062121" table:style-name="ce2">
            <text:p>104062121</text:p>
          </table:table-cell>
          <table:table-cell office:value-type="float" office:value="104062125" table:style-name="ce2">
            <text:p>104062125</text:p>
          </table:table-cell>
          <table:table-cell office:value-type="float" office:value="104062128" table:style-name="ce2">
            <text:p>104062128</text:p>
          </table:table-cell>
          <table:table-cell office:value-type="float" office:value="104062131" table:style-name="ce2">
            <text:p>104062131</text:p>
          </table:table-cell>
          <table:table-cell office:value-type="float" office:value="104062132" table:style-name="ce2">
            <text:p>104062132</text:p>
          </table:table-cell>
          <table:table-cell office:value-type="float" office:value="104062133" table:style-name="ce2">
            <text:p>104062133</text:p>
          </table:table-cell>
          <table:table-cell office:value-type="float" office:value="104062134" table:style-name="ce2">
            <text:p>104062134</text:p>
          </table:table-cell>
          <table:table-cell office:value-type="float" office:value="104062201" table:style-name="ce2">
            <text:p>104062201</text:p>
          </table:table-cell>
          <table:table-cell office:value-type="float" office:value="104062203" table:style-name="ce2">
            <text:p>104062203</text:p>
          </table:table-cell>
          <table:table-cell office:value-type="float" office:value="104062206" table:style-name="ce2">
            <text:p>104062206</text:p>
          </table:table-cell>
          <table:table-cell office:value-type="float" office:value="104062228" table:style-name="ce2">
            <text:p>104062228</text:p>
          </table:table-cell>
          <table:table-cell office:value-type="float" office:value="104062232" table:style-name="ce2">
            <text:p>104062232</text:p>
          </table:table-cell>
          <table:table-cell office:value-type="float" office:value="104062233" table:style-name="ce2">
            <text:p>104062233</text:p>
          </table:table-cell>
          <table:table-cell office:value-type="float" office:value="104062234" table:style-name="ce2">
            <text:p>104062234</text:p>
          </table:table-cell>
          <table:table-cell office:value-type="float" office:value="104062236" table:style-name="ce2">
            <text:p>104062236</text:p>
          </table:table-cell>
          <table:table-cell office:value-type="float" office:value="104062238" table:style-name="ce2">
            <text:p>104062238</text:p>
          </table:table-cell>
          <table:table-cell office:value-type="float" office:value="104062261" table:style-name="ce2">
            <text:p>104062261</text:p>
          </table:table-cell>
          <table:table-cell office:value-type="float" office:value="104062271" table:style-name="ce2">
            <text:p>104062271</text:p>
          </table:table-cell>
          <table:table-cell office:value-type="float" office:value="104062310" table:style-name="ce2">
            <text:p>104062310</text:p>
          </table:table-cell>
          <table:table-cell office:value-type="float" office:value="104062316" table:style-name="ce2">
            <text:p>104062316</text:p>
          </table:table-cell>
          <table:table-cell office:value-type="float" office:value="104062321" table:style-name="ce2">
            <text:p>104062321</text:p>
          </table:table-cell>
          <table:table-cell office:value-type="float" office:value="104062324" table:style-name="ce2">
            <text:p>104062324</text:p>
          </table:table-cell>
          <table:table-cell office:value-type="float" office:value="104062327" table:style-name="ce2">
            <text:p>104062327</text:p>
          </table:table-cell>
          <table:table-cell office:value-type="float" office:value="104081011" table:style-name="ce2">
            <text:p>104081011</text:p>
          </table:table-cell>
          <table:table-cell office:value-type="float" office:value="105062515" table:style-name="ce2">
            <text:p>105062515</text:p>
          </table:table-cell>
          <table:table-cell office:value-type="string" table:style-name="ce2">
            <text:p>1051012s</text:p>
          </table:table-cell>
          <table:table-cell office:value-type="string" table:style-name="ce2">
            <text:p>1052054s</text:p>
          </table:table-cell>
          <table:table-cell office:value-type="string" table:style-name="ce2">
            <text:p>n124750536</text:p>
          </table:table-cell>
          <table:table-cell office:value-type="string" table:style-name="ce2">
            <text:p>t14509594</text:p>
          </table:table-cell>
          <table:table-cell office:value-type="string" table:style-name="ce2">
            <text:p>x1052164</text:p>
          </table:table-cell>
          <table:table-cell office:value-type="string" table:style-name="ce2">
            <text:p>x1057103</text:p>
          </table:table-cell>
          <table:table-cell table:number-columns-repeated="16324"/>
        </table:table-row>
        <table:table-row table:style-name="ro1">
          <table:table-cell office:value-type="float" office:value="102012031" table:style-name="ce2">
            <text:p>102012031</text:p>
          </table:table-cell>
          <table:table-cell office:value-type="float" office:value="5.3E-3" table:style-name="ce3">
            <text:p>0.0053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3E-3" table:style-name="ce3">
            <text:p>0.0043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0.68769999999999998" table:style-name="ce3">
            <text:p>0.6877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3.7000000000000002E-3" table:style-name="ce3">
            <text:p>0.0037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0.78800000000000003" table:style-name="ce3">
            <text:p>0.788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-1" table:style-name="ce3">
            <text:p>-1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0.158" table:style-name="ce3">
            <text:p>0.158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5.4999999999999997E-3" table:style-name="ce3">
            <text:p>0.0055</text:p>
          </table:table-cell>
          <table:table-cell office:value-type="float" office:value="-1" table:style-name="ce3">
            <text:p>-1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0.1696" table:style-name="ce3">
            <text:p>0.1696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3.7000000000000002E-3" table:style-name="ce3">
            <text:p>0.0037</text:p>
          </table:table-cell>
          <table:table-cell office:value-type="float" office:value="-1" table:style-name="ce3">
            <text:p>-1</text:p>
          </table:table-cell>
          <table:table-cell office:value-type="float" office:value="5.1999999999999998E-3" table:style-name="ce3">
            <text:p>0.0052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-1" table:style-name="ce3">
            <text:p>-1</text:p>
          </table:table-cell>
          <table:table-cell office:value-type="float" office:value="0.15529999999999999" table:style-name="ce3">
            <text:p>0.1553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0.79510000000000003" table:style-name="ce3">
            <text:p>0.7951</text:p>
          </table:table-cell>
          <table:table-cell office:value-type="float" office:value="6.1999999999999998E-3" table:style-name="ce3">
            <text:p>0.0062</text:p>
          </table:table-cell>
          <table:table-cell office:value-type="float" office:value="-1" table:style-name="ce3">
            <text:p>-1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-1" table:style-name="ce3">
            <text:p>-1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6.6E-3" table:style-name="ce3">
            <text:p>0.0066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-1" table:style-name="ce3">
            <text:p>-1</text:p>
          </table:table-cell>
          <table:table-cell office:value-type="float" office:value="0.15770000000000001" table:style-name="ce3">
            <text:p>0.1577</text:p>
          </table:table-cell>
          <table:table-cell office:value-type="float" office:value="-1" table:style-name="ce3">
            <text:p>-1</text:p>
          </table:table-cell>
          <table:table-cell office:value-type="float" office:value="5.3E-3" table:style-name="ce3">
            <text:p>0.0053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-1" table:style-name="ce3">
            <text:p>-1</text:p>
          </table:table-cell>
          <table:table-cell office:value-type="float" office:value="4.4000000000000003E-3" table:style-name="ce3">
            <text:p>0.0044</text:p>
          </table:table-cell>
          <table:table-cell table:number-columns-repeated="16324"/>
        </table:table-row>
        <table:table-row table:style-name="ro1">
          <table:table-cell office:value-type="float" office:value="102034013" table:style-name="ce2">
            <text:p>102034013</text:p>
          </table:table-cell>
          <table:table-cell office:value-type="float" office:value="2.8E-3" table:style-name="ce3">
            <text:p>0.0028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2.8E-3" table:style-name="ce3">
            <text:p>0.0028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0.1273" table:style-name="ce3">
            <text:p>0.1273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2.8E-3" table:style-name="ce3">
            <text:p>0.0028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0.1366" table:style-name="ce3">
            <text:p>0.1366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5.8999999999999999E-3" table:style-name="ce3">
            <text:p>0.0059</text:p>
          </table:table-cell>
          <table:table-cell office:value-type="float" office:value="9.7000000000000003E-3" table:style-name="ce3">
            <text:p>0.0097</text:p>
          </table:table-cell>
          <table:table-cell office:value-type="float" office:value="2.3999999999999998E-3" table:style-name="ce3">
            <text:p>0.0024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-1" table:style-name="ce3">
            <text:p>-1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2.8E-3" table:style-name="ce3">
            <text:p>0.0028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0.12839999999999999" table:style-name="ce3">
            <text:p>0.1284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0.3649" table:style-name="ce3">
            <text:p>0.3649</text:p>
          </table:table-cell>
          <table:table-cell office:value-type="float" office:value="0.2001" table:style-name="ce3">
            <text:p>0.2001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3E-3" table:style-name="ce3">
            <text:p>0.0033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3E-3" table:style-name="ce3">
            <text:p>0.0033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-1" table:style-name="ce3">
            <text:p>-1</text:p>
          </table:table-cell>
          <table:table-cell office:value-type="float" office:value="3.2000000000000002E-3" table:style-name="ce3">
            <text:p>0.0032</text:p>
          </table:table-cell>
          <table:table-cell table:number-columns-repeated="16324"/>
        </table:table-row>
        <table:table-row table:style-name="ro1">
          <table:table-cell office:value-type="float" office:value="103000096" table:style-name="ce2">
            <text:p>103000096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0.12609999999999999" table:style-name="ce3">
            <text:p>0.1261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3.7000000000000002E-3" table:style-name="ce3">
            <text:p>0.0037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2.8E-3" table:style-name="ce3">
            <text:p>0.0028</text:p>
          </table:table-cell>
          <table:table-cell office:value-type="float" office:value="0.1183" table:style-name="ce3">
            <text:p>0.118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2.5000000000000001E-3" table:style-name="ce3">
            <text:p>0.0025</text:p>
          </table:table-cell>
          <table:table-cell office:value-type="float" office:value="1.0699999999999999E-2" table:style-name="ce3">
            <text:p>0.0107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-1" table:style-name="ce3">
            <text:p>-1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7.7000000000000002E-3" table:style-name="ce3">
            <text:p>0.0077</text:p>
          </table:table-cell>
          <table:table-cell office:value-type="float" office:value="2.8E-3" table:style-name="ce3">
            <text:p>0.0028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3E-3" table:style-name="ce3">
            <text:p>0.003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0.1196" table:style-name="ce3">
            <text:p>0.1196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-1" table:style-name="ce3">
            <text:p>-1</text:p>
          </table:table-cell>
          <table:table-cell office:value-type="float" office:value="8.0999999999999996E-3" table:style-name="ce3">
            <text:p>0.008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-1" table:style-name="ce3">
            <text:p>-1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2.8E-3" table:style-name="ce3">
            <text:p>0.0028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2.3999999999999998E-3" table:style-name="ce3">
            <text:p>0.0024</text:p>
          </table:table-cell>
          <table:table-cell office:value-type="float" office:value="2.3999999999999998E-3" table:style-name="ce3">
            <text:p>0.0024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2.5000000000000001E-3" table:style-name="ce3">
            <text:p>0.0025</text:p>
          </table:table-cell>
          <table:table-cell table:number-columns-repeated="16324"/>
        </table:table-row>
        <table:table-row table:style-name="ro1">
          <table:table-cell office:value-type="float" office:value="103020006" table:style-name="ce2">
            <text:p>103020006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2.3999999999999998E-3" table:style-name="ce3">
            <text:p>0.0024</text:p>
          </table:table-cell>
          <table:table-cell office:value-type="float" office:value="2.8E-3" table:style-name="ce3">
            <text:p>0.0028</text:p>
          </table:table-cell>
          <table:table-cell office:value-type="float" office:value="2.5000000000000001E-3" table:style-name="ce3">
            <text:p>0.0025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7.8100000000000003E-2" table:style-name="ce3">
            <text:p>0.0781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0.109" table:style-name="ce3">
            <text:p>0.109</text:p>
          </table:table-cell>
          <table:table-cell office:value-type="float" office:value="3.3E-3" table:style-name="ce3">
            <text:p>0.0033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8.6999999999999994E-3" table:style-name="ce3">
            <text:p>0.0087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3E-3" table:style-name="ce3">
            <text:p>0.003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8.3999999999999995E-3" table:style-name="ce3">
            <text:p>0.0084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0.50609999999999999" table:style-name="ce3">
            <text:p>0.5061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0.1043" table:style-name="ce3">
            <text:p>0.104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8E-3" table:style-name="ce3">
            <text:p>0.0038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3E-3" table:style-name="ce3">
            <text:p>0.0033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3E-3" table:style-name="ce3">
            <text:p>0.003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0.30819999999999997" table:style-name="ce3">
            <text:p>0.3082</text:p>
          </table:table-cell>
          <table:table-cell office:value-type="float" office:value="0.17" table:style-name="ce3">
            <text:p>0.17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3.3E-3" table:style-name="ce3">
            <text:p>0.0033</text:p>
          </table:table-cell>
          <table:table-cell office:value-type="float" office:value="3.3E-3" table:style-name="ce3">
            <text:p>0.0033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3.2000000000000002E-3" table:style-name="ce3">
            <text:p>0.0032</text:p>
          </table:table-cell>
          <table:table-cell table:number-columns-repeated="16324"/>
        </table:table-row>
        <table:table-row table:style-name="ro1">
          <table:table-cell office:value-type="float" office:value="103020021" table:style-name="ce2">
            <text:p>103020021</text:p>
          </table:table-cell>
          <table:table-cell office:value-type="float" office:value="5.4000000000000003E-3" table:style-name="ce3">
            <text:p>0.0054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0.29149999999999998" table:style-name="ce3">
            <text:p>0.2915</text:p>
          </table:table-cell>
          <table:table-cell office:value-type="float" office:value="7.9000000000000008E-3" table:style-name="ce3">
            <text:p>0.0079</text:p>
          </table:table-cell>
          <table:table-cell office:value-type="float" office:value="6.6E-3" table:style-name="ce3">
            <text:p>0.0066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0.25879999999999997" table:style-name="ce3">
            <text:p>0.2588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2.1899999999999999E-2" table:style-name="ce3">
            <text:p>0.0219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5.8999999999999999E-3" table:style-name="ce3">
            <text:p>0.0059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5.1999999999999998E-3" table:style-name="ce3">
            <text:p>0.0052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4.3E-3" table:style-name="ce3">
            <text:p>0.0043</text:p>
          </table:table-cell>
          <table:table-cell office:value-type="float" office:value="1.9400000000000001E-2" table:style-name="ce3">
            <text:p>0.0194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3E-3" table:style-name="ce3">
            <text:p>0.0043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1.4471000000000001" table:style-name="ce3">
            <text:p>1.4471</text:p>
          </table:table-cell>
          <table:table-cell office:value-type="float" office:value="6.7000000000000002E-3" table:style-name="ce3">
            <text:p>0.0067</text:p>
          </table:table-cell>
          <table:table-cell office:value-type="float" office:value="5.7999999999999996E-3" table:style-name="ce3">
            <text:p>0.0058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0.26169999999999999" table:style-name="ce3">
            <text:p>0.2617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1.54E-2" table:style-name="ce3">
            <text:p>0.0154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0.84260000000000002" table:style-name="ce3">
            <text:p>0.8426</text:p>
          </table:table-cell>
          <table:table-cell office:value-type="float" office:value="0.502" table:style-name="ce3">
            <text:p>0.502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3E-3" table:style-name="ce3">
            <text:p>0.0043</text:p>
          </table:table-cell>
          <table:table-cell office:value-type="float" office:value="5.8999999999999999E-3" table:style-name="ce3">
            <text:p>0.0059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3E-3" table:style-name="ce3">
            <text:p>0.0043</text:p>
          </table:table-cell>
          <table:table-cell office:value-type="float" office:value="5.1999999999999998E-3" table:style-name="ce3">
            <text:p>0.0052</text:p>
          </table:table-cell>
          <table:table-cell office:value-type="float" office:value="4.7000000000000002E-3" table:style-name="ce3">
            <text:p>0.0047</text:p>
          </table:table-cell>
          <table:table-cell table:number-columns-repeated="16324"/>
        </table:table-row>
        <table:table-row table:style-name="ro1">
          <table:table-cell office:value-type="float" office:value="103021119" table:style-name="ce2">
            <text:p>103021119</text:p>
          </table:table-cell>
          <table:table-cell office:value-type="float" office:value="5.5999999999999999E-3" table:style-name="ce3">
            <text:p>0.0056</text:p>
          </table:table-cell>
          <table:table-cell office:value-type="float" office:value="5.7000000000000002E-3" table:style-name="ce3">
            <text:p>0.0057</text:p>
          </table:table-cell>
          <table:table-cell office:value-type="float" office:value="5.1999999999999998E-3" table:style-name="ce3">
            <text:p>0.0052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4.6699999999999998E-2" table:style-name="ce3">
            <text:p>0.0467</text:p>
          </table:table-cell>
          <table:table-cell office:value-type="float" office:value="2.8400000000000002E-2" table:style-name="ce3">
            <text:p>0.0284</text:p>
          </table:table-cell>
          <table:table-cell office:value-type="float" office:value="-1" table:style-name="ce3">
            <text:p>-1</text:p>
          </table:table-cell>
          <table:table-cell office:value-type="float" office:value="5.3E-3" table:style-name="ce3">
            <text:p>0.0053</text:p>
          </table:table-cell>
          <table:table-cell office:value-type="float" office:value="5.4000000000000003E-3" table:style-name="ce3">
            <text:p>0.0054</text:p>
          </table:table-cell>
          <table:table-cell office:value-type="float" office:value="5.5199999999999999E-2" table:style-name="ce3">
            <text:p>0.0552</text:p>
          </table:table-cell>
          <table:table-cell office:value-type="float" office:value="7.9000000000000008E-3" table:style-name="ce3">
            <text:p>0.0079</text:p>
          </table:table-cell>
          <table:table-cell office:value-type="float" office:value="5.7999999999999996E-3" table:style-name="ce3">
            <text:p>0.0058</text:p>
          </table:table-cell>
          <table:table-cell office:value-type="float" office:value="6.4000000000000003E-3" table:style-name="ce3">
            <text:p>0.0064</text:p>
          </table:table-cell>
          <table:table-cell office:value-type="float" office:value="-1" table:style-name="ce3">
            <text:p>-1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6.4000000000000003E-3" table:style-name="ce3">
            <text:p>0.0064</text:p>
          </table:table-cell>
          <table:table-cell office:value-type="float" office:value="6.1000000000000004E-3" table:style-name="ce3">
            <text:p>0.0061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6.4999999999999997E-3" table:style-name="ce3">
            <text:p>0.0065</text:p>
          </table:table-cell>
          <table:table-cell office:value-type="float" office:value="5.7999999999999996E-3" table:style-name="ce3">
            <text:p>0.0058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9.2999999999999992E-3" table:style-name="ce3">
            <text:p>0.0093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5.7000000000000002E-3" table:style-name="ce3">
            <text:p>0.0057</text:p>
          </table:table-cell>
          <table:table-cell office:value-type="float" office:value="9.4999999999999998E-3" table:style-name="ce3">
            <text:p>0.0095</text:p>
          </table:table-cell>
          <table:table-cell office:value-type="float" office:value="0.69059999999999999" table:style-name="ce3">
            <text:p>0.6906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1.04E-2" table:style-name="ce3">
            <text:p>0.0104</text:p>
          </table:table-cell>
          <table:table-cell office:value-type="float" office:value="5.8999999999999999E-3" table:style-name="ce3">
            <text:p>0.0059</text:p>
          </table:table-cell>
          <table:table-cell office:value-type="float" office:value="8.2000000000000007E-3" table:style-name="ce3">
            <text:p>0.0082</text:p>
          </table:table-cell>
          <table:table-cell office:value-type="float" office:value="7.1999999999999998E-3" table:style-name="ce3">
            <text:p>0.0072</text:p>
          </table:table-cell>
          <table:table-cell office:value-type="float" office:value="-1" table:style-name="ce3">
            <text:p>-1</text:p>
          </table:table-cell>
          <table:table-cell office:value-type="float" office:value="7.0000000000000001E-3" table:style-name="ce3">
            <text:p>0.007</text:p>
          </table:table-cell>
          <table:table-cell office:value-type="float" office:value="5.1999999999999998E-3" table:style-name="ce3">
            <text:p>0.0052</text:p>
          </table:table-cell>
          <table:table-cell office:value-type="float" office:value="5.4999999999999997E-3" table:style-name="ce3">
            <text:p>0.0055</text:p>
          </table:table-cell>
          <table:table-cell office:value-type="float" office:value="1.0500000000000001E-2" table:style-name="ce3">
            <text:p>0.0105</text:p>
          </table:table-cell>
          <table:table-cell office:value-type="float" office:value="8.5000000000000006E-3" table:style-name="ce3">
            <text:p>0.0085</text:p>
          </table:table-cell>
          <table:table-cell office:value-type="float" office:value="5.1999999999999998E-3" table:style-name="ce3">
            <text:p>0.0052</text:p>
          </table:table-cell>
          <table:table-cell office:value-type="float" office:value="5.4000000000000003E-3" table:style-name="ce3">
            <text:p>0.0054</text:p>
          </table:table-cell>
          <table:table-cell office:value-type="float" office:value="5.7000000000000002E-3" table:style-name="ce3">
            <text:p>0.0057</text:p>
          </table:table-cell>
          <table:table-cell office:value-type="float" office:value="-1" table:style-name="ce3">
            <text:p>-1</text:p>
          </table:table-cell>
          <table:table-cell office:value-type="float" office:value="9.7000000000000003E-3" table:style-name="ce3">
            <text:p>0.0097</text:p>
          </table:table-cell>
          <table:table-cell office:value-type="float" office:value="5.7999999999999996E-3" table:style-name="ce3">
            <text:p>0.0058</text:p>
          </table:table-cell>
          <table:table-cell office:value-type="float" office:value="5.4999999999999997E-3" table:style-name="ce3">
            <text:p>0.0055</text:p>
          </table:table-cell>
          <table:table-cell office:value-type="float" office:value="5.7000000000000002E-3" table:style-name="ce3">
            <text:p>0.0057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1.2500000000000001E-2" table:style-name="ce3">
            <text:p>0.0125</text:p>
          </table:table-cell>
          <table:table-cell office:value-type="float" office:value="7.4999999999999997E-3" table:style-name="ce3">
            <text:p>0.0075</text:p>
          </table:table-cell>
          <table:table-cell table:number-columns-repeated="16324"/>
        </table:table-row>
        <table:table-row table:style-name="ro1">
          <table:table-cell office:value-type="float" office:value="103048124" table:style-name="ce2">
            <text:p>103048124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0.15909999999999999" table:style-name="ce3">
            <text:p>0.1591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0.15859999999999999" table:style-name="ce3">
            <text:p>0.1586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-1" table:style-name="ce3">
            <text:p>-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7000000000000002E-3" table:style-name="ce3">
            <text:p>0.0037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3E-3" table:style-name="ce3">
            <text:p>0.0033</text:p>
          </table:table-cell>
          <table:table-cell office:value-type="float" office:value="1.21E-2" table:style-name="ce3">
            <text:p>0.0121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3E-3" table:style-name="ce3">
            <text:p>0.0033</text:p>
          </table:table-cell>
          <table:table-cell office:value-type="float" office:value="3.3E-3" table:style-name="ce3">
            <text:p>0.0033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2.8E-3" table:style-name="ce3">
            <text:p>0.0028</text:p>
          </table:table-cell>
          <table:table-cell office:value-type="float" office:value="-1" table:style-name="ce3">
            <text:p>-1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0.1623" table:style-name="ce3">
            <text:p>0.1623</text:p>
          </table:table-cell>
          <table:table-cell office:value-type="float" office:value="2.8E-3" table:style-name="ce3">
            <text:p>0.0028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-1" table:style-name="ce3">
            <text:p>-1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2.8E-3" table:style-name="ce3">
            <text:p>0.0028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0.26600000000000001" table:style-name="ce3">
            <text:p>0.266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3.8E-3" table:style-name="ce3">
            <text:p>0.0038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3.3E-3" table:style-name="ce3">
            <text:p>0.0033</text:p>
          </table:table-cell>
          <table:table-cell table:number-columns-repeated="16324"/>
        </table:table-row>
        <table:table-row table:style-name="ro1">
          <table:table-cell office:value-type="float" office:value="103060006" table:style-name="ce2">
            <text:p>103060006</text:p>
          </table:table-cell>
          <table:table-cell office:value-type="float" office:value="3.3E-3" table:style-name="ce3">
            <text:p>0.003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0.1043" table:style-name="ce3">
            <text:p>0.1043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0.1085" table:style-name="ce3">
            <text:p>0.1085</text:p>
          </table:table-cell>
          <table:table-cell office:value-type="float" office:value="2.8E-3" table:style-name="ce3">
            <text:p>0.0028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7.1999999999999998E-3" table:style-name="ce3">
            <text:p>0.0072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2.8E-3" table:style-name="ce3">
            <text:p>0.0028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2.3999999999999998E-3" table:style-name="ce3">
            <text:p>0.0024</text:p>
          </table:table-cell>
          <table:table-cell office:value-type="float" office:value="2.3999999999999998E-3" table:style-name="ce3">
            <text:p>0.0024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2.3999999999999998E-3" table:style-name="ce3">
            <text:p>0.0024</text:p>
          </table:table-cell>
          <table:table-cell office:value-type="float" office:value="2.3E-3" table:style-name="ce3">
            <text:p>0.0023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2.3999999999999998E-3" table:style-name="ce3">
            <text:p>0.0024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0.4829" table:style-name="ce3">
            <text:p>0.4829</text:p>
          </table:table-cell>
          <table:table-cell office:value-type="float" office:value="3.8E-3" table:style-name="ce3">
            <text:p>0.0038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2.8E-3" table:style-name="ce3">
            <text:p>0.0028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3E-3" table:style-name="ce3">
            <text:p>0.0033</text:p>
          </table:table-cell>
          <table:table-cell office:value-type="float" office:value="0.1076" table:style-name="ce3">
            <text:p>0.1076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7.7999999999999996E-3" table:style-name="ce3">
            <text:p>0.0078</text:p>
          </table:table-cell>
          <table:table-cell office:value-type="float" office:value="3.3E-3" table:style-name="ce3">
            <text:p>0.0033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0.16420000000000001" table:style-name="ce3">
            <text:p>0.1642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7000000000000002E-3" table:style-name="ce3">
            <text:p>0.0037</text:p>
          </table:table-cell>
          <table:table-cell office:value-type="float" office:value="3.7000000000000002E-3" table:style-name="ce3">
            <text:p>0.0037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3.3999999999999998E-3" table:style-name="ce3">
            <text:p>0.0034</text:p>
          </table:table-cell>
          <table:table-cell table:number-columns-repeated="16324"/>
        </table:table-row>
        <table:table-row table:style-name="ro1">
          <table:table-cell office:value-type="float" office:value="103062206" table:style-name="ce2">
            <text:p>103062206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8.8700000000000001E-2" table:style-name="ce3">
            <text:p>0.0887</text:p>
          </table:table-cell>
          <table:table-cell office:value-type="float" office:value="4.3E-3" table:style-name="ce3">
            <text:p>0.0043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9.7900000000000001E-2" table:style-name="ce3">
            <text:p>0.0979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1.11E-2" table:style-name="ce3">
            <text:p>0.0111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3E-3" table:style-name="ce3">
            <text:p>0.0033</text:p>
          </table:table-cell>
          <table:table-cell office:value-type="float" office:value="3.3E-3" table:style-name="ce3">
            <text:p>0.0033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1.38E-2" table:style-name="ce3">
            <text:p>0.0138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0.59570000000000001" table:style-name="ce3">
            <text:p>0.5957</text:p>
          </table:table-cell>
          <table:table-cell office:value-type="float" office:value="3.7000000000000002E-3" table:style-name="ce3">
            <text:p>0.0037</text:p>
          </table:table-cell>
          <table:table-cell office:value-type="float" office:value="3.8E-3" table:style-name="ce3">
            <text:p>0.0038</text:p>
          </table:table-cell>
          <table:table-cell office:value-type="float" office:value="2.8E-3" table:style-name="ce3">
            <text:p>0.0028</text:p>
          </table:table-cell>
          <table:table-cell office:value-type="float" office:value="2.8E-3" table:style-name="ce3">
            <text:p>0.0028</text:p>
          </table:table-cell>
          <table:table-cell office:value-type="float" office:value="3.3E-3" table:style-name="ce3">
            <text:p>0.0033</text:p>
          </table:table-cell>
          <table:table-cell office:value-type="float" office:value="0.1062" table:style-name="ce3">
            <text:p>0.1062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8.8999999999999999E-3" table:style-name="ce3">
            <text:p>0.0089</text:p>
          </table:table-cell>
          <table:table-cell office:value-type="float" office:value="2.8E-3" table:style-name="ce3">
            <text:p>0.0028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3E-3" table:style-name="ce3">
            <text:p>0.003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0.30320000000000003" table:style-name="ce3">
            <text:p>0.3032</text:p>
          </table:table-cell>
          <table:table-cell office:value-type="float" office:value="0.2455" table:style-name="ce3">
            <text:p>0.2455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3E-3" table:style-name="ce3">
            <text:p>0.003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3999999999999998E-3" table:style-name="ce3">
            <text:p>0.0034</text:p>
          </table:table-cell>
          <table:table-cell table:number-columns-repeated="16324"/>
        </table:table-row>
        <table:table-row table:style-name="ro1">
          <table:table-cell office:value-type="float" office:value="103070012" table:style-name="ce2">
            <text:p>103070012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0.1139" table:style-name="ce3">
            <text:p>0.1139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0.11749999999999999" table:style-name="ce3">
            <text:p>0.1175</text:p>
          </table:table-cell>
          <table:table-cell office:value-type="float" office:value="2.5000000000000001E-3" table:style-name="ce3">
            <text:p>0.0025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0.01" table:style-name="ce3">
            <text:p>0.0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3E-3" table:style-name="ce3">
            <text:p>0.003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7.7999999999999996E-3" table:style-name="ce3">
            <text:p>0.0078</text:p>
          </table:table-cell>
          <table:table-cell office:value-type="float" office:value="0.15720000000000001" table:style-name="ce3">
            <text:p>0.1572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2.3E-3" table:style-name="ce3">
            <text:p>0.0023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-1" table:style-name="ce3">
            <text:p>-1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-1" table:style-name="ce3">
            <text:p>-1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3.7000000000000002E-3" table:style-name="ce3">
            <text:p>0.0037</text:p>
          </table:table-cell>
          <table:table-cell office:value-type="float" office:value="0.11210000000000001" table:style-name="ce3">
            <text:p>0.1121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8.5000000000000006E-3" table:style-name="ce3">
            <text:p>0.0085</text:p>
          </table:table-cell>
          <table:table-cell office:value-type="float" office:value="-1" table:style-name="ce3">
            <text:p>-1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0.34749999999999998" table:style-name="ce3">
            <text:p>0.3475</text:p>
          </table:table-cell>
          <table:table-cell office:value-type="float" office:value="0.1943" table:style-name="ce3">
            <text:p>0.1943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7000000000000002E-3" table:style-name="ce3">
            <text:p>0.0037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999999999999999E-3" table:style-name="ce3">
            <text:p>0.0031</text:p>
          </table:table-cell>
          <table:table-cell table:number-columns-repeated="16324"/>
        </table:table-row>
        <table:table-row table:style-name="ro1">
          <table:table-cell office:value-type="float" office:value="103070031" table:style-name="ce2">
            <text:p>103070031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2.8E-3" table:style-name="ce3">
            <text:p>0.0028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2.8E-3" table:style-name="ce3">
            <text:p>0.0028</text:p>
          </table:table-cell>
          <table:table-cell office:value-type="float" office:value="0.12959999999999999" table:style-name="ce3">
            <text:p>0.1296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2.8E-3" table:style-name="ce3">
            <text:p>0.0028</text:p>
          </table:table-cell>
          <table:table-cell office:value-type="float" office:value="2.5000000000000001E-3" table:style-name="ce3">
            <text:p>0.0025</text:p>
          </table:table-cell>
          <table:table-cell office:value-type="float" office:value="0.13089999999999999" table:style-name="ce3">
            <text:p>0.1309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1.04E-2" table:style-name="ce3">
            <text:p>0.0104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0.14130000000000001" table:style-name="ce3">
            <text:p>0.1413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2.5000000000000001E-3" table:style-name="ce3">
            <text:p>0.0025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0.159" table:style-name="ce3">
            <text:p>0.159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2.8E-3" table:style-name="ce3">
            <text:p>0.0028</text:p>
          </table:table-cell>
          <table:table-cell office:value-type="float" office:value="3.3E-3" table:style-name="ce3">
            <text:p>0.0033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2.5000000000000001E-3" table:style-name="ce3">
            <text:p>0.0025</text:p>
          </table:table-cell>
          <table:table-cell office:value-type="float" office:value="3.3E-3" table:style-name="ce3">
            <text:p>0.0033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0.1295" table:style-name="ce3">
            <text:p>0.1295</text:p>
          </table:table-cell>
          <table:table-cell office:value-type="float" office:value="3.3E-3" table:style-name="ce3">
            <text:p>0.0033</text:p>
          </table:table-cell>
          <table:table-cell office:value-type="float" office:value="-1" table:style-name="ce3">
            <text:p>-1</text:p>
          </table:table-cell>
          <table:table-cell office:value-type="float" office:value="8.2000000000000007E-3" table:style-name="ce3">
            <text:p>0.0082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7000000000000002E-3" table:style-name="ce3">
            <text:p>0.0037</text:p>
          </table:table-cell>
          <table:table-cell office:value-type="float" office:value="3.3E-3" table:style-name="ce3">
            <text:p>0.0033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.8E-3" table:style-name="ce3">
            <text:p>0.0028</text:p>
          </table:table-cell>
          <table:table-cell table:number-columns-repeated="16324"/>
        </table:table-row>
        <table:table-row table:style-name="ro1">
          <table:table-cell office:value-type="float" office:value="104011251" table:style-name="ce2">
            <text:p>104011251</text:p>
          </table:table-cell>
          <table:table-cell office:value-type="float" office:value="5.4999999999999997E-3" table:style-name="ce3">
            <text:p>0.0055</text:p>
          </table:table-cell>
          <table:table-cell office:value-type="float" office:value="5.1999999999999998E-3" table:style-name="ce3">
            <text:p>0.0052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0.44529999999999997" table:style-name="ce3">
            <text:p>0.4453</text:p>
          </table:table-cell>
          <table:table-cell office:value-type="float" office:value="1.12E-2" table:style-name="ce3">
            <text:p>0.0112</text:p>
          </table:table-cell>
          <table:table-cell office:value-type="float" office:value="7.7999999999999996E-3" table:style-name="ce3">
            <text:p>0.0078</text:p>
          </table:table-cell>
          <table:table-cell office:value-type="float" office:value="4.3E-3" table:style-name="ce3">
            <text:p>0.0043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0.41239999999999999" table:style-name="ce3">
            <text:p>0.4124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-1" table:style-name="ce3">
            <text:p>-1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2.9600000000000001E-2" table:style-name="ce3">
            <text:p>0.0296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-1" table:style-name="ce3">
            <text:p>-1</text:p>
          </table:table-cell>
          <table:table-cell office:value-type="float" office:value="5.4999999999999997E-3" table:style-name="ce3">
            <text:p>0.0055</text:p>
          </table:table-cell>
          <table:table-cell office:value-type="float" office:value="0.153" table:style-name="ce3">
            <text:p>0.153</text:p>
          </table:table-cell>
          <table:table-cell office:value-type="float" office:value="-1" table:style-name="ce3">
            <text:p>-1</text:p>
          </table:table-cell>
          <table:table-cell office:value-type="float" office:value="6.7999999999999996E-3" table:style-name="ce3">
            <text:p>0.0068</text:p>
          </table:table-cell>
          <table:table-cell office:value-type="float" office:value="4.3E-3" table:style-name="ce3">
            <text:p>0.0043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5.8999999999999999E-3" table:style-name="ce3">
            <text:p>0.0059</text:p>
          </table:table-cell>
          <table:table-cell office:value-type="float" office:value="0.41139999999999999" table:style-name="ce3">
            <text:p>0.4114</text:p>
          </table:table-cell>
          <table:table-cell office:value-type="float" office:value="5.4999999999999997E-3" table:style-name="ce3">
            <text:p>0.0055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3E-3" table:style-name="ce3">
            <text:p>0.0043</text:p>
          </table:table-cell>
          <table:table-cell office:value-type="float" office:value="3.8E-3" table:style-name="ce3">
            <text:p>0.0038</text:p>
          </table:table-cell>
          <table:table-cell office:value-type="float" office:value="0.05" table:style-name="ce3">
            <text:p>0.05</text:p>
          </table:table-cell>
          <table:table-cell office:value-type="float" office:value="0.73880000000000001" table:style-name="ce3">
            <text:p>0.7388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7.0000000000000001E-3" table:style-name="ce3">
            <text:p>0.007</text:p>
          </table:table-cell>
          <table:table-cell office:value-type="float" office:value="5.8999999999999999E-3" table:style-name="ce3">
            <text:p>0.0059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-1" table:style-name="ce3">
            <text:p>-1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5.4000000000000003E-3" table:style-name="ce3">
            <text:p>0.0054</text:p>
          </table:table-cell>
          <table:table-cell office:value-type="float" office:value="4.4999999999999997E-3" table:style-name="ce3">
            <text:p>0.0045</text:p>
          </table:table-cell>
          <table:table-cell table:number-columns-repeated="16324"/>
        </table:table-row>
        <table:table-row table:style-name="ro1">
          <table:table-cell office:value-type="float" office:value="104020002" table:style-name="ce2">
            <text:p>104020002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2.8E-3" table:style-name="ce3">
            <text:p>0.0028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2.8E-3" table:style-name="ce3">
            <text:p>0.0028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6.1000000000000004E-3" table:style-name="ce3">
            <text:p>0.006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3E-3" table:style-name="ce3">
            <text:p>0.0033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-1" table:style-name="ce3">
            <text:p>-1</text:p>
          </table:table-cell>
          <table:table-cell office:value-type="float" office:value="2.8E-3" table:style-name="ce3">
            <text:p>0.0028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2.8E-3" table:style-name="ce3">
            <text:p>0.0028</text:p>
          </table:table-cell>
          <table:table-cell office:value-type="float" office:value="2.8E-3" table:style-name="ce3">
            <text:p>0.0028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2.3E-3" table:style-name="ce3">
            <text:p>0.0023</text:p>
          </table:table-cell>
          <table:table-cell office:value-type="float" office:value="2.2000000000000001E-3" table:style-name="ce3">
            <text:p>0.0022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3.3E-3" table:style-name="ce3">
            <text:p>0.0033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7.3000000000000001E-3" table:style-name="ce3">
            <text:p>0.0073</text:p>
          </table:table-cell>
          <table:table-cell office:value-type="float" office:value="3.3E-3" table:style-name="ce3">
            <text:p>0.003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-1" table:style-name="ce3">
            <text:p>-1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5.1999999999999998E-3" table:style-name="ce3">
            <text:p>0.0052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3E-3" table:style-name="ce3">
            <text:p>0.0043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7000000000000002E-3" table:style-name="ce3">
            <text:p>0.0037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3.3E-3" table:style-name="ce3">
            <text:p>0.0033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-1" table:style-name="ce3">
            <text:p>-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2.8E-3" table:style-name="ce3">
            <text:p>0.0028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2.8E-3" table:style-name="ce3">
            <text:p>0.0028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3.3999999999999998E-3" table:style-name="ce3">
            <text:p>0.0034</text:p>
          </table:table-cell>
          <table:table-cell table:number-columns-repeated="16324"/>
        </table:table-row>
        <table:table-row table:style-name="ro1">
          <table:table-cell office:value-type="float" office:value="104021103" table:style-name="ce2">
            <text:p>104021103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0.1066" table:style-name="ce3">
            <text:p>0.1066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0.13320000000000001" table:style-name="ce3">
            <text:p>0.1332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2.8E-3" table:style-name="ce3">
            <text:p>0.0028</text:p>
          </table:table-cell>
          <table:table-cell office:value-type="float" office:value="9.1999999999999998E-3" table:style-name="ce3">
            <text:p>0.009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3E-3" table:style-name="ce3">
            <text:p>0.003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3E-3" table:style-name="ce3">
            <text:p>0.0033</text:p>
          </table:table-cell>
          <table:table-cell office:value-type="float" office:value="0.01" table:style-name="ce3">
            <text:p>0.01</text:p>
          </table:table-cell>
          <table:table-cell office:value-type="float" office:value="0.16520000000000001" table:style-name="ce3">
            <text:p>0.165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.5000000000000001E-3" table:style-name="ce3">
            <text:p>0.0025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0.1232" table:style-name="ce3">
            <text:p>0.1232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3.3E-3" table:style-name="ce3">
            <text:p>0.003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0.35070000000000001" table:style-name="ce3">
            <text:p>0.3507</text:p>
          </table:table-cell>
          <table:table-cell office:value-type="float" office:value="0.22" table:style-name="ce3">
            <text:p>0.22</text:p>
          </table:table-cell>
          <table:table-cell office:value-type="float" office:value="2.8E-3" table:style-name="ce3">
            <text:p>0.0028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8E-3" table:style-name="ce3">
            <text:p>0.0038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-1" table:style-name="ce3">
            <text:p>-1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3.2000000000000002E-3" table:style-name="ce3">
            <text:p>0.0032</text:p>
          </table:table-cell>
          <table:table-cell table:number-columns-repeated="16324"/>
        </table:table-row>
        <table:table-row table:style-name="ro1">
          <table:table-cell office:value-type="float" office:value="104021219" table:style-name="ce2">
            <text:p>104021219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0.1242" table:style-name="ce3">
            <text:p>0.1242</text:p>
          </table:table-cell>
          <table:table-cell office:value-type="float" office:value="6.1999999999999998E-3" table:style-name="ce3">
            <text:p>0.0062</text:p>
          </table:table-cell>
          <table:table-cell office:value-type="float" office:value="5.3E-3" table:style-name="ce3">
            <text:p>0.0053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0.13389999999999999" table:style-name="ce3">
            <text:p>0.1339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1.0699999999999999E-2" table:style-name="ce3">
            <text:p>0.0107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3E-3" table:style-name="ce3">
            <text:p>0.0043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3E-3" table:style-name="ce3">
            <text:p>0.0043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1.06E-2" table:style-name="ce3">
            <text:p>0.0106</text:p>
          </table:table-cell>
          <table:table-cell office:value-type="float" office:value="0.1583" table:style-name="ce3">
            <text:p>0.1583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3E-3" table:style-name="ce3">
            <text:p>0.0043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0.66910000000000003" table:style-name="ce3">
            <text:p>0.6691</text:p>
          </table:table-cell>
          <table:table-cell office:value-type="float" office:value="5.4999999999999997E-3" table:style-name="ce3">
            <text:p>0.0055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0.12770000000000001" table:style-name="ce3">
            <text:p>0.1277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3.8E-3" table:style-name="ce3">
            <text:p>0.0038</text:p>
          </table:table-cell>
          <table:table-cell office:value-type="float" office:value="1.11E-2" table:style-name="ce3">
            <text:p>0.0111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0.38080000000000003" table:style-name="ce3">
            <text:p>0.3808</text:p>
          </table:table-cell>
          <table:table-cell office:value-type="float" office:value="0.22739999999999999" table:style-name="ce3">
            <text:p>0.2274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3.8E-3" table:style-name="ce3">
            <text:p>0.0038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3.7000000000000002E-3" table:style-name="ce3">
            <text:p>0.0037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3.8E-3" table:style-name="ce3">
            <text:p>0.0038</text:p>
          </table:table-cell>
          <table:table-cell table:number-columns-repeated="16324"/>
        </table:table-row>
        <table:table-row table:style-name="ro1">
          <table:table-cell office:value-type="float" office:value="104021229" table:style-name="ce2">
            <text:p>104021229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0.10299999999999999" table:style-name="ce3">
            <text:p>0.103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9.98E-2" table:style-name="ce3">
            <text:p>0.0998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8.6E-3" table:style-name="ce3">
            <text:p>0.0086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3E-3" table:style-name="ce3">
            <text:p>0.003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3E-3" table:style-name="ce3">
            <text:p>0.0033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7.0000000000000001E-3" table:style-name="ce3">
            <text:p>0.007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0.45290000000000002" table:style-name="ce3">
            <text:p>0.4529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3E-3" table:style-name="ce3">
            <text:p>0.0033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0.1075" table:style-name="ce3">
            <text:p>0.1075</text:p>
          </table:table-cell>
          <table:table-cell office:value-type="float" office:value="3.8E-3" table:style-name="ce3">
            <text:p>0.0038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7.3000000000000001E-3" table:style-name="ce3">
            <text:p>0.0073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0.28660000000000002" table:style-name="ce3">
            <text:p>0.2866</text:p>
          </table:table-cell>
          <table:table-cell office:value-type="float" office:value="0.16880000000000001" table:style-name="ce3">
            <text:p>0.1688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000000000000001E-3" table:style-name="ce3">
            <text:p>0.003</text:p>
          </table:table-cell>
          <table:table-cell table:number-columns-repeated="16324"/>
        </table:table-row>
        <table:table-row table:style-name="ro1">
          <table:table-cell office:value-type="float" office:value="104030072" table:style-name="ce2">
            <text:p>104030072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3.3E-3" table:style-name="ce3">
            <text:p>0.003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0.10249999999999999" table:style-name="ce3">
            <text:p>0.1025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0.10349999999999999" table:style-name="ce3">
            <text:p>0.1035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8.6999999999999994E-3" table:style-name="ce3">
            <text:p>0.0087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3E-3" table:style-name="ce3">
            <text:p>0.0033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3E-3" table:style-name="ce3">
            <text:p>0.003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.8E-3" table:style-name="ce3">
            <text:p>0.0028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0.46410000000000001" table:style-name="ce3">
            <text:p>0.4641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3.8E-3" table:style-name="ce3">
            <text:p>0.0038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0.1019" table:style-name="ce3">
            <text:p>0.1019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7.4000000000000003E-3" table:style-name="ce3">
            <text:p>0.0074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0.31319999999999998" table:style-name="ce3">
            <text:p>0.3132</text:p>
          </table:table-cell>
          <table:table-cell office:value-type="float" office:value="0.1731" table:style-name="ce3">
            <text:p>0.1731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3E-3" table:style-name="ce3">
            <text:p>0.0033</text:p>
          </table:table-cell>
          <table:table-cell office:value-type="float" office:value="3.8E-3" table:style-name="ce3">
            <text:p>0.0038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3.3E-3" table:style-name="ce3">
            <text:p>0.0033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3.3E-3" table:style-name="ce3">
            <text:p>0.0033</text:p>
          </table:table-cell>
          <table:table-cell office:value-type="float" office:value="3.0999999999999999E-3" table:style-name="ce3">
            <text:p>0.0031</text:p>
          </table:table-cell>
          <table:table-cell table:number-columns-repeated="16324"/>
        </table:table-row>
        <table:table-row table:style-name="ro1">
          <table:table-cell office:value-type="float" office:value="104034022" table:style-name="ce2">
            <text:p>104034022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0.23780000000000001" table:style-name="ce3">
            <text:p>0.2378</text:p>
          </table:table-cell>
          <table:table-cell office:value-type="float" office:value="7.3000000000000001E-3" table:style-name="ce3">
            <text:p>0.0073</text:p>
          </table:table-cell>
          <table:table-cell office:value-type="float" office:value="6.4999999999999997E-3" table:style-name="ce3">
            <text:p>0.0065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0.1865" table:style-name="ce3">
            <text:p>0.1865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1.6899999999999998E-2" table:style-name="ce3">
            <text:p>0.0169</text:p>
          </table:table-cell>
          <table:table-cell office:value-type="float" office:value="3.8E-3" table:style-name="ce3">
            <text:p>0.0038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4.3E-3" table:style-name="ce3">
            <text:p>0.0043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3E-3" table:style-name="ce3">
            <text:p>0.0043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1.2500000000000001E-2" table:style-name="ce3">
            <text:p>0.0125</text:p>
          </table:table-cell>
          <table:table-cell office:value-type="float" office:value="0.1376" table:style-name="ce3">
            <text:p>0.1376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3.7000000000000002E-3" table:style-name="ce3">
            <text:p>0.0037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0.94279999999999997" table:style-name="ce3">
            <text:p>0.9428</text:p>
          </table:table-cell>
          <table:table-cell office:value-type="float" office:value="-1" table:style-name="ce3">
            <text:p>-1</text:p>
          </table:table-cell>
          <table:table-cell office:value-type="float" office:value="5.1999999999999998E-3" table:style-name="ce3">
            <text:p>0.0052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3E-3" table:style-name="ce3">
            <text:p>0.0043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0.1948" table:style-name="ce3">
            <text:p>0.1948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3E-3" table:style-name="ce3">
            <text:p>0.0043</text:p>
          </table:table-cell>
          <table:table-cell office:value-type="float" office:value="1.46E-2" table:style-name="ce3">
            <text:p>0.0146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-1" table:style-name="ce3">
            <text:p>-1</text:p>
          </table:table-cell>
          <table:table-cell office:value-type="float" office:value="0.36840000000000001" table:style-name="ce3">
            <text:p>0.3684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3.8E-3" table:style-name="ce3">
            <text:p>0.0038</text:p>
          </table:table-cell>
          <table:table-cell office:value-type="float" office:value="5.3E-3" table:style-name="ce3">
            <text:p>0.0053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4999999999999997E-3" table:style-name="ce3">
            <text:p>0.0045</text:p>
          </table:table-cell>
          <table:table-cell table:number-columns-repeated="16324"/>
        </table:table-row>
        <table:table-row table:style-name="ro1">
          <table:table-cell office:value-type="float" office:value="104062113" table:style-name="ce2">
            <text:p>104062113</text:p>
          </table:table-cell>
          <table:table-cell office:value-type="float" office:value="6.1000000000000004E-3" table:style-name="ce3">
            <text:p>0.0061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1.0293000000000001" table:style-name="ce3">
            <text:p>1.0293</text:p>
          </table:table-cell>
          <table:table-cell office:value-type="float" office:value="2.1399999999999999E-2" table:style-name="ce3">
            <text:p>0.0214</text:p>
          </table:table-cell>
          <table:table-cell office:value-type="float" office:value="1.49E-2" table:style-name="ce3">
            <text:p>0.0149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1.1527000000000001" table:style-name="ce3">
            <text:p>1.1527</text:p>
          </table:table-cell>
          <table:table-cell office:value-type="float" office:value="6.1999999999999998E-3" table:style-name="ce3">
            <text:p>0.0062</text:p>
          </table:table-cell>
          <table:table-cell office:value-type="float" office:value="5.4999999999999997E-3" table:style-name="ce3">
            <text:p>0.0055</text:p>
          </table:table-cell>
          <table:table-cell office:value-type="float" office:value="5.4999999999999997E-3" table:style-name="ce3">
            <text:p>0.0055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5.1999999999999998E-3" table:style-name="ce3">
            <text:p>0.0052</text:p>
          </table:table-cell>
          <table:table-cell office:value-type="float" office:value="5.3E-3" table:style-name="ce3">
            <text:p>0.0053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5.1999999999999998E-3" table:style-name="ce3">
            <text:p>0.0052</text:p>
          </table:table-cell>
          <table:table-cell office:value-type="float" office:value="7.7000000000000002E-3" table:style-name="ce3">
            <text:p>0.0077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7.4499999999999997E-2" table:style-name="ce3">
            <text:p>0.0745</text:p>
          </table:table-cell>
          <table:table-cell office:value-type="float" office:value="7.0000000000000001E-3" table:style-name="ce3">
            <text:p>0.007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6.4999999999999997E-3" table:style-name="ce3">
            <text:p>0.0065</text:p>
          </table:table-cell>
          <table:table-cell office:value-type="float" office:value="5.4047999999999998" table:style-name="ce3">
            <text:p>5.4048</text:p>
          </table:table-cell>
          <table:table-cell office:value-type="float" office:value="1.2800000000000001E-2" table:style-name="ce3">
            <text:p>0.0128</text:p>
          </table:table-cell>
          <table:table-cell office:value-type="float" office:value="1.2500000000000001E-2" table:style-name="ce3">
            <text:p>0.0125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-1" table:style-name="ce3">
            <text:p>-1</text:p>
          </table:table-cell>
          <table:table-cell office:value-type="float" office:value="1.0368999999999999" table:style-name="ce3">
            <text:p>1.0369</text:p>
          </table:table-cell>
          <table:table-cell office:value-type="float" office:value="9.1999999999999998E-3" table:style-name="ce3">
            <text:p>0.0092</text:p>
          </table:table-cell>
          <table:table-cell office:value-type="float" office:value="5.7000000000000002E-3" table:style-name="ce3">
            <text:p>0.0057</text:p>
          </table:table-cell>
          <table:table-cell office:value-type="float" office:value="5.5800000000000002E-2" table:style-name="ce3">
            <text:p>0.0558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5.7999999999999996E-3" table:style-name="ce3">
            <text:p>0.0058</text:p>
          </table:table-cell>
          <table:table-cell office:value-type="float" office:value="5.1999999999999998E-3" table:style-name="ce3">
            <text:p>0.0052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3.0709" table:style-name="ce3">
            <text:p>3.0709</text:p>
          </table:table-cell>
          <table:table-cell office:value-type="float" office:value="1.7815000000000001" table:style-name="ce3">
            <text:p>1.7815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1.09E-2" table:style-name="ce3">
            <text:p>0.0109</text:p>
          </table:table-cell>
          <table:table-cell office:value-type="float" office:value="8.8999999999999999E-3" table:style-name="ce3">
            <text:p>0.0089</text:p>
          </table:table-cell>
          <table:table-cell office:value-type="float" office:value="5.1999999999999998E-3" table:style-name="ce3">
            <text:p>0.0052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8.3999999999999995E-3" table:style-name="ce3">
            <text:p>0.0084</text:p>
          </table:table-cell>
          <table:table-cell office:value-type="float" office:value="5.4000000000000003E-3" table:style-name="ce3">
            <text:p>0.0054</text:p>
          </table:table-cell>
          <table:table-cell table:number-columns-repeated="16324"/>
        </table:table-row>
        <table:table-row table:style-name="ro1">
          <table:table-cell office:value-type="float" office:value="104062120" table:style-name="ce2">
            <text:p>104062120</text:p>
          </table:table-cell>
          <table:table-cell office:value-type="float" office:value="7.1999999999999998E-3" table:style-name="ce3">
            <text:p>0.0072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5.4999999999999997E-3" table:style-name="ce3">
            <text:p>0.0055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5.4000000000000003E-3" table:style-name="ce3">
            <text:p>0.0054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7.1999999999999998E-3" table:style-name="ce3">
            <text:p>0.0072</text:p>
          </table:table-cell>
          <table:table-cell office:value-type="float" office:value="9.4000000000000004E-3" table:style-name="ce3">
            <text:p>0.0094</text:p>
          </table:table-cell>
          <table:table-cell office:value-type="float" office:value="5.3E-3" table:style-name="ce3">
            <text:p>0.0053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6.4999999999999997E-3" table:style-name="ce3">
            <text:p>0.0065</text:p>
          </table:table-cell>
          <table:table-cell office:value-type="float" office:value="7.0000000000000001E-3" table:style-name="ce3">
            <text:p>0.007</text:p>
          </table:table-cell>
          <table:table-cell office:value-type="float" office:value="9.1999999999999998E-3" table:style-name="ce3">
            <text:p>0.0092</text:p>
          </table:table-cell>
          <table:table-cell office:value-type="float" office:value="-1" table:style-name="ce3">
            <text:p>-1</text:p>
          </table:table-cell>
          <table:table-cell office:value-type="float" office:value="5.8999999999999999E-3" table:style-name="ce3">
            <text:p>0.0059</text:p>
          </table:table-cell>
          <table:table-cell office:value-type="float" office:value="6.3E-3" table:style-name="ce3">
            <text:p>0.0063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8.5000000000000006E-3" table:style-name="ce3">
            <text:p>0.0085</text:p>
          </table:table-cell>
          <table:table-cell office:value-type="float" office:value="0.1673" table:style-name="ce3">
            <text:p>0.1673</text:p>
          </table:table-cell>
          <table:table-cell office:value-type="float" office:value="8.2000000000000007E-3" table:style-name="ce3">
            <text:p>0.0082</text:p>
          </table:table-cell>
          <table:table-cell office:value-type="float" office:value="-1" table:style-name="ce3">
            <text:p>-1</text:p>
          </table:table-cell>
          <table:table-cell office:value-type="float" office:value="6.4999999999999997E-3" table:style-name="ce3">
            <text:p>0.0065</text:p>
          </table:table-cell>
          <table:table-cell office:value-type="float" office:value="5.8999999999999999E-3" table:style-name="ce3">
            <text:p>0.0059</text:p>
          </table:table-cell>
          <table:table-cell office:value-type="float" office:value="-1" table:style-name="ce3">
            <text:p>-1</text:p>
          </table:table-cell>
          <table:table-cell office:value-type="float" office:value="6.4000000000000003E-3" table:style-name="ce3">
            <text:p>0.0064</text:p>
          </table:table-cell>
          <table:table-cell office:value-type="float" office:value="-1" table:style-name="ce3">
            <text:p>-1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8.8999999999999999E-3" table:style-name="ce3">
            <text:p>0.0089</text:p>
          </table:table-cell>
          <table:table-cell office:value-type="float" office:value="8.2000000000000007E-3" table:style-name="ce3">
            <text:p>0.0082</text:p>
          </table:table-cell>
          <table:table-cell office:value-type="float" office:value="9.4999999999999998E-3" table:style-name="ce3">
            <text:p>0.0095</text:p>
          </table:table-cell>
          <table:table-cell office:value-type="float" office:value="-1" table:style-name="ce3">
            <text:p>-1</text:p>
          </table:table-cell>
          <table:table-cell office:value-type="float" office:value="7.1000000000000004E-3" table:style-name="ce3">
            <text:p>0.0071</text:p>
          </table:table-cell>
          <table:table-cell office:value-type="float" office:value="9.7999999999999997E-3" table:style-name="ce3">
            <text:p>0.0098</text:p>
          </table:table-cell>
          <table:table-cell office:value-type="float" office:value="9.1000000000000004E-3" table:style-name="ce3">
            <text:p>0.009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6.6E-3" table:style-name="ce3">
            <text:p>0.0066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5.4000000000000003E-3" table:style-name="ce3">
            <text:p>0.0054</text:p>
          </table:table-cell>
          <table:table-cell office:value-type="float" office:value="-1" table:style-name="ce3">
            <text:p>-1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-1" table:style-name="ce3">
            <text:p>-1</text:p>
          </table:table-cell>
          <table:table-cell office:value-type="float" office:value="7.4000000000000003E-3" table:style-name="ce3">
            <text:p>0.0074</text:p>
          </table:table-cell>
          <table:table-cell office:value-type="float" office:value="5.7000000000000002E-3" table:style-name="ce3">
            <text:p>0.0057</text:p>
          </table:table-cell>
          <table:table-cell office:value-type="float" office:value="5.3E-3" table:style-name="ce3">
            <text:p>0.0053</text:p>
          </table:table-cell>
          <table:table-cell office:value-type="float" office:value="1.0200000000000001E-2" table:style-name="ce3">
            <text:p>0.0102</text:p>
          </table:table-cell>
          <table:table-cell office:value-type="float" office:value="-1" table:style-name="ce3">
            <text:p>-1</text:p>
          </table:table-cell>
          <table:table-cell office:value-type="float" office:value="6.6E-3" table:style-name="ce3">
            <text:p>0.0066</text:p>
          </table:table-cell>
          <table:table-cell table:number-columns-repeated="16324"/>
        </table:table-row>
        <table:table-row table:style-name="ro1">
          <table:table-cell office:value-type="float" office:value="104062121" table:style-name="ce2">
            <text:p>104062121</text:p>
          </table:table-cell>
          <table:table-cell office:value-type="float" office:value="5.4000000000000003E-3" table:style-name="ce3">
            <text:p>0.0054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0.81459999999999999" table:style-name="ce3">
            <text:p>0.8146</text:p>
          </table:table-cell>
          <table:table-cell office:value-type="float" office:value="1.55E-2" table:style-name="ce3">
            <text:p>0.0155</text:p>
          </table:table-cell>
          <table:table-cell office:value-type="float" office:value="1.18E-2" table:style-name="ce3">
            <text:p>0.0118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0.79749999999999999" table:style-name="ce3">
            <text:p>0.7975</text:p>
          </table:table-cell>
          <table:table-cell office:value-type="float" office:value="5.7999999999999996E-3" table:style-name="ce3">
            <text:p>0.0058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5.7500000000000002E-2" table:style-name="ce3">
            <text:p>0.0575</text:p>
          </table:table-cell>
          <table:table-cell office:value-type="float" office:value="3.7000000000000002E-3" table:style-name="ce3">
            <text:p>0.0037</text:p>
          </table:table-cell>
          <table:table-cell office:value-type="float" office:value="5.3E-3" table:style-name="ce3">
            <text:p>0.0053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6.3E-3" table:style-name="ce3">
            <text:p>0.0063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5.7799999999999997E-2" table:style-name="ce3">
            <text:p>0.0578</text:p>
          </table:table-cell>
          <table:table-cell office:value-type="float" office:value="5.4999999999999997E-3" table:style-name="ce3">
            <text:p>0.0055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5.3E-3" table:style-name="ce3">
            <text:p>0.0053</text:p>
          </table:table-cell>
          <table:table-cell office:value-type="float" office:value="-1" table:style-name="ce3">
            <text:p>-1</text:p>
          </table:table-cell>
          <table:table-cell office:value-type="float" office:value="9.7999999999999997E-3" table:style-name="ce3">
            <text:p>0.0098</text:p>
          </table:table-cell>
          <table:table-cell office:value-type="float" office:value="1.09E-2" table:style-name="ce3">
            <text:p>0.0109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6.6E-3" table:style-name="ce3">
            <text:p>0.0066</text:p>
          </table:table-cell>
          <table:table-cell office:value-type="float" office:value="0.78779999999999994" table:style-name="ce3">
            <text:p>0.7878</text:p>
          </table:table-cell>
          <table:table-cell office:value-type="float" office:value="6.7000000000000002E-3" table:style-name="ce3">
            <text:p>0.0067</text:p>
          </table:table-cell>
          <table:table-cell office:value-type="float" office:value="5.4000000000000003E-3" table:style-name="ce3">
            <text:p>0.0054</text:p>
          </table:table-cell>
          <table:table-cell office:value-type="float" office:value="5.0700000000000002E-2" table:style-name="ce3">
            <text:p>0.0507</text:p>
          </table:table-cell>
          <table:table-cell office:value-type="float" office:value="5.5999999999999999E-3" table:style-name="ce3">
            <text:p>0.0056</text:p>
          </table:table-cell>
          <table:table-cell office:value-type="float" office:value="5.7999999999999996E-3" table:style-name="ce3">
            <text:p>0.0058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2.4847999999999999" table:style-name="ce3">
            <text:p>2.4848</text:p>
          </table:table-cell>
          <table:table-cell office:value-type="float" office:value="1.5076000000000001" table:style-name="ce3">
            <text:p>1.5076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8.6999999999999994E-3" table:style-name="ce3">
            <text:p>0.0087</text:p>
          </table:table-cell>
          <table:table-cell office:value-type="float" office:value="5.4000000000000003E-3" table:style-name="ce3">
            <text:p>0.0054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7.4000000000000003E-3" table:style-name="ce3">
            <text:p>0.0074</text:p>
          </table:table-cell>
          <table:table-cell office:value-type="float" office:value="5.8999999999999999E-3" table:style-name="ce3">
            <text:p>0.0059</text:p>
          </table:table-cell>
          <table:table-cell table:number-columns-repeated="16324"/>
        </table:table-row>
        <table:table-row table:style-name="ro1">
          <table:table-cell office:value-type="float" office:value="104062125" table:style-name="ce2">
            <text:p>104062125</text:p>
          </table:table-cell>
          <table:table-cell office:value-type="float" office:value="1.12E-2" table:style-name="ce3">
            <text:p>0.0112</text:p>
          </table:table-cell>
          <table:table-cell office:value-type="float" office:value="8.6999999999999994E-3" table:style-name="ce3">
            <text:p>0.0087</text:p>
          </table:table-cell>
          <table:table-cell office:value-type="float" office:value="7.1000000000000004E-3" table:style-name="ce3">
            <text:p>0.0071</text:p>
          </table:table-cell>
          <table:table-cell office:value-type="float" office:value="7.6E-3" table:style-name="ce3">
            <text:p>0.0076</text:p>
          </table:table-cell>
          <table:table-cell office:value-type="float" office:value="5.7999999999999996E-3" table:style-name="ce3">
            <text:p>0.0058</text:p>
          </table:table-cell>
          <table:table-cell office:value-type="float" office:value="8" table:style-name="ce3">
            <text:p>8</text:p>
          </table:table-cell>
          <table:table-cell office:value-type="float" office:value="0.13969999999999999" table:style-name="ce3">
            <text:p>0.1397</text:p>
          </table:table-cell>
          <table:table-cell office:value-type="float" office:value="0.1215" table:style-name="ce3">
            <text:p>0.1215</text:p>
          </table:table-cell>
          <table:table-cell office:value-type="float" office:value="5.7000000000000002E-3" table:style-name="ce3">
            <text:p>0.0057</text:p>
          </table:table-cell>
          <table:table-cell office:value-type="float" office:value="8.2000000000000007E-3" table:style-name="ce3">
            <text:p>0.0082</text:p>
          </table:table-cell>
          <table:table-cell office:value-type="float" office:value="8" table:style-name="ce3">
            <text:p>8</text:p>
          </table:table-cell>
          <table:table-cell office:value-type="float" office:value="1.95E-2" table:style-name="ce3">
            <text:p>0.0195</text:p>
          </table:table-cell>
          <table:table-cell office:value-type="float" office:value="1.3299999999999999E-2" table:style-name="ce3">
            <text:p>0.0133</text:p>
          </table:table-cell>
          <table:table-cell office:value-type="float" office:value="0.62239999999999995" table:style-name="ce3">
            <text:p>0.6224</text:p>
          </table:table-cell>
          <table:table-cell office:value-type="float" office:value="1.37E-2" table:style-name="ce3">
            <text:p>0.0137</text:p>
          </table:table-cell>
          <table:table-cell office:value-type="float" office:value="1.7000000000000001E-2" table:style-name="ce3">
            <text:p>0.017</text:p>
          </table:table-cell>
          <table:table-cell office:value-type="float" office:value="2.53E-2" table:style-name="ce3">
            <text:p>0.0253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7.4000000000000003E-3" table:style-name="ce3">
            <text:p>0.0074</text:p>
          </table:table-cell>
          <table:table-cell office:value-type="float" office:value="1.6E-2" table:style-name="ce3">
            <text:p>0.016</text:p>
          </table:table-cell>
          <table:table-cell office:value-type="float" office:value="3.0599999999999999E-2" table:style-name="ce3">
            <text:p>0.0306</text:p>
          </table:table-cell>
          <table:table-cell office:value-type="float" office:value="1.3599999999999999E-2" table:style-name="ce3">
            <text:p>0.0136</text:p>
          </table:table-cell>
          <table:table-cell office:value-type="float" office:value="1.7999999999999999E-2" table:style-name="ce3">
            <text:p>0.018</text:p>
          </table:table-cell>
          <table:table-cell office:value-type="float" office:value="1.4500000000000001E-2" table:style-name="ce3">
            <text:p>0.0145</text:p>
          </table:table-cell>
          <table:table-cell office:value-type="float" office:value="3.3099999999999997E-2" table:style-name="ce3">
            <text:p>0.0331</text:p>
          </table:table-cell>
          <table:table-cell office:value-type="float" office:value="6.8999999999999999E-3" table:style-name="ce3">
            <text:p>0.0069</text:p>
          </table:table-cell>
          <table:table-cell office:value-type="float" office:value="8.8000000000000005E-3" table:style-name="ce3">
            <text:p>0.0088</text:p>
          </table:table-cell>
          <table:table-cell office:value-type="float" office:value="7.7999999999999996E-3" table:style-name="ce3">
            <text:p>0.0078</text:p>
          </table:table-cell>
          <table:table-cell office:value-type="float" office:value="0.1517" table:style-name="ce3">
            <text:p>0.1517</text:p>
          </table:table-cell>
          <table:table-cell office:value-type="float" office:value="2.9499999999999998E-2" table:style-name="ce3">
            <text:p>0.0295</text:p>
          </table:table-cell>
          <table:table-cell office:value-type="float" office:value="2.3699999999999999E-2" table:style-name="ce3">
            <text:p>0.0237</text:p>
          </table:table-cell>
          <table:table-cell office:value-type="float" office:value="-1" table:style-name="ce3">
            <text:p>-1</text:p>
          </table:table-cell>
          <table:table-cell office:value-type="float" office:value="7.0599999999999996E-2" table:style-name="ce3">
            <text:p>0.0706</text:p>
          </table:table-cell>
          <table:table-cell office:value-type="float" office:value="7.1000000000000004E-3" table:style-name="ce3">
            <text:p>0.0071</text:p>
          </table:table-cell>
          <table:table-cell office:value-type="float" office:value="1.61E-2" table:style-name="ce3">
            <text:p>0.0161</text:p>
          </table:table-cell>
          <table:table-cell office:value-type="float" office:value="-1" table:style-name="ce3">
            <text:p>-1</text:p>
          </table:table-cell>
          <table:table-cell office:value-type="float" office:value="8" table:style-name="ce3">
            <text:p>8</text:p>
          </table:table-cell>
          <table:table-cell office:value-type="float" office:value="4.4200000000000003E-2" table:style-name="ce3">
            <text:p>0.0442</text:p>
          </table:table-cell>
          <table:table-cell office:value-type="float" office:value="1.8599999999999998E-2" table:style-name="ce3">
            <text:p>0.0186</text:p>
          </table:table-cell>
          <table:table-cell office:value-type="float" office:value="0.2319" table:style-name="ce3">
            <text:p>0.2319</text:p>
          </table:table-cell>
          <table:table-cell office:value-type="float" office:value="-1" table:style-name="ce3">
            <text:p>-1</text:p>
          </table:table-cell>
          <table:table-cell office:value-type="float" office:value="2.63E-2" table:style-name="ce3">
            <text:p>0.0263</text:p>
          </table:table-cell>
          <table:table-cell office:value-type="float" office:value="1.66E-2" table:style-name="ce3">
            <text:p>0.0166</text:p>
          </table:table-cell>
          <table:table-cell office:value-type="float" office:value="1.15E-2" table:style-name="ce3">
            <text:p>0.0115</text:p>
          </table:table-cell>
          <table:table-cell office:value-type="float" office:value="8.3000000000000001E-3" table:style-name="ce3">
            <text:p>0.0083</text:p>
          </table:table-cell>
          <table:table-cell office:value-type="float" office:value="1.67E-2" table:style-name="ce3">
            <text:p>0.0167</text:p>
          </table:table-cell>
          <table:table-cell office:value-type="float" office:value="8" table:style-name="ce3">
            <text:p>8</text:p>
          </table:table-cell>
          <table:table-cell office:value-type="float" office:value="5.4999999999999997E-3" table:style-name="ce3">
            <text:p>0.0055</text:p>
          </table:table-cell>
          <table:table-cell office:value-type="float" office:value="7.6E-3" table:style-name="ce3">
            <text:p>0.0076</text:p>
          </table:table-cell>
          <table:table-cell office:value-type="float" office:value="1.01E-2" table:style-name="ce3">
            <text:p>0.0101</text:p>
          </table:table-cell>
          <table:table-cell office:value-type="float" office:value="4.41E-2" table:style-name="ce3">
            <text:p>0.0441</text:p>
          </table:table-cell>
          <table:table-cell office:value-type="float" office:value="5.2900000000000003E-2" table:style-name="ce3">
            <text:p>0.0529</text:p>
          </table:table-cell>
          <table:table-cell office:value-type="float" office:value="1.4800000000000001E-2" table:style-name="ce3">
            <text:p>0.0148</text:p>
          </table:table-cell>
          <table:table-cell office:value-type="float" office:value="9.7000000000000003E-3" table:style-name="ce3">
            <text:p>0.0097</text:p>
          </table:table-cell>
          <table:table-cell office:value-type="float" office:value="1.2800000000000001E-2" table:style-name="ce3">
            <text:p>0.0128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1.26E-2" table:style-name="ce3">
            <text:p>0.0126</text:p>
          </table:table-cell>
          <table:table-cell office:value-type="float" office:value="1.5100000000000001E-2" table:style-name="ce3">
            <text:p>0.0151</text:p>
          </table:table-cell>
          <table:table-cell office:value-type="float" office:value="1.8499999999999999E-2" table:style-name="ce3">
            <text:p>0.0185</text:p>
          </table:table-cell>
          <table:table-cell table:number-columns-repeated="16324"/>
        </table:table-row>
        <table:table-row table:style-name="ro1">
          <table:table-cell office:value-type="float" office:value="104062126" table:style-name="ce2">
            <text:p>104062126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office:value-type="string" table:style-name="ce3">
            <text:p>fail</text:p>
          </table:table-cell>
          <table:table-cell table:number-columns-repeated="16324"/>
        </table:table-row>
        <table:table-row table:style-name="ro1">
          <table:table-cell office:value-type="float" office:value="104062128" table:style-name="ce2">
            <text:p>104062128</text:p>
          </table:table-cell>
          <table:table-cell office:value-type="float" office:value="5.1999999999999998E-3" table:style-name="ce3">
            <text:p>0.0052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0.1318" table:style-name="ce3">
            <text:p>0.1318</text:p>
          </table:table-cell>
          <table:table-cell office:value-type="float" office:value="5.4000000000000003E-3" table:style-name="ce3">
            <text:p>0.0054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0.13239999999999999" table:style-name="ce3">
            <text:p>0.1324</text:p>
          </table:table-cell>
          <table:table-cell office:value-type="float" office:value="4.3E-3" table:style-name="ce3">
            <text:p>0.0043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1.11E-2" table:style-name="ce3">
            <text:p>0.0111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3E-3" table:style-name="ce3">
            <text:p>0.0043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1.17E-2" table:style-name="ce3">
            <text:p>0.0117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3.8E-3" table:style-name="ce3">
            <text:p>0.0038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0.58279999999999998" table:style-name="ce3">
            <text:p>0.5828</text:p>
          </table:table-cell>
          <table:table-cell office:value-type="float" office:value="5.7000000000000002E-3" table:style-name="ce3">
            <text:p>0.0057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0.1177" table:style-name="ce3">
            <text:p>0.1177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9.4000000000000004E-3" table:style-name="ce3">
            <text:p>0.0094</text:p>
          </table:table-cell>
          <table:table-cell office:value-type="float" office:value="3.7000000000000002E-3" table:style-name="ce3">
            <text:p>0.0037</text:p>
          </table:table-cell>
          <table:table-cell office:value-type="float" office:value="3.8E-3" table:style-name="ce3">
            <text:p>0.0038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0.3574" table:style-name="ce3">
            <text:p>0.3574</text:p>
          </table:table-cell>
          <table:table-cell office:value-type="float" office:value="0.23549999999999999" table:style-name="ce3">
            <text:p>0.2355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3E-3" table:style-name="ce3">
            <text:p>0.0043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4.3E-3" table:style-name="ce3">
            <text:p>0.0043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3E-3" table:style-name="ce3">
            <text:p>0.0043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7000000000000002E-3" table:style-name="ce3">
            <text:p>0.0047</text:p>
          </table:table-cell>
          <table:table-cell table:number-columns-repeated="16324"/>
        </table:table-row>
        <table:table-row table:style-name="ro1">
          <table:table-cell office:value-type="float" office:value="104062131" table:style-name="ce2">
            <text:p>104062131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0.129" table:style-name="ce3">
            <text:p>0.129</text:p>
          </table:table-cell>
          <table:table-cell office:value-type="float" office:value="4.3E-3" table:style-name="ce3">
            <text:p>0.0043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2.8E-3" table:style-name="ce3">
            <text:p>0.0028</text:p>
          </table:table-cell>
          <table:table-cell office:value-type="float" office:value="2.8E-3" table:style-name="ce3">
            <text:p>0.0028</text:p>
          </table:table-cell>
          <table:table-cell office:value-type="float" office:value="0.1191" table:style-name="ce3">
            <text:p>0.1191</text:p>
          </table:table-cell>
          <table:table-cell office:value-type="float" office:value="2.3999999999999998E-3" table:style-name="ce3">
            <text:p>0.0024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1.04E-2" table:style-name="ce3">
            <text:p>0.0104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.5000000000000001E-3" table:style-name="ce3">
            <text:p>0.0025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2.8E-3" table:style-name="ce3">
            <text:p>0.0028</text:p>
          </table:table-cell>
          <table:table-cell office:value-type="float" office:value="9.9000000000000008E-3" table:style-name="ce3">
            <text:p>0.0099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3E-3" table:style-name="ce3">
            <text:p>0.0033</text:p>
          </table:table-cell>
          <table:table-cell office:value-type="float" office:value="0.61350000000000005" table:style-name="ce3">
            <text:p>0.6135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3.8E-3" table:style-name="ce3">
            <text:p>0.0038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0.1343" table:style-name="ce3">
            <text:p>0.1343</text:p>
          </table:table-cell>
          <table:table-cell office:value-type="float" office:value="3.3E-3" table:style-name="ce3">
            <text:p>0.0033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0.38290000000000002" table:style-name="ce3">
            <text:p>0.3829</text:p>
          </table:table-cell>
          <table:table-cell office:value-type="float" office:value="0.19470000000000001" table:style-name="ce3">
            <text:p>0.1947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2.8E-3" table:style-name="ce3">
            <text:p>0.0028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.8E-3" table:style-name="ce3">
            <text:p>0.0028</text:p>
          </table:table-cell>
          <table:table-cell table:number-columns-repeated="16324"/>
        </table:table-row>
        <table:table-row table:style-name="ro1">
          <table:table-cell office:value-type="float" office:value="104062132" table:style-name="ce2">
            <text:p>104062132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0.13159999999999999" table:style-name="ce3">
            <text:p>0.1316</text:p>
          </table:table-cell>
          <table:table-cell office:value-type="float" office:value="5.5999999999999999E-3" table:style-name="ce3">
            <text:p>0.0056</text:p>
          </table:table-cell>
          <table:table-cell office:value-type="float" office:value="5.3E-3" table:style-name="ce3">
            <text:p>0.0053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0.13569999999999999" table:style-name="ce3">
            <text:p>0.1357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1.0800000000000001E-2" table:style-name="ce3">
            <text:p>0.0108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3E-3" table:style-name="ce3">
            <text:p>0.0043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3E-3" table:style-name="ce3">
            <text:p>0.0043</text:p>
          </table:table-cell>
          <table:table-cell office:value-type="float" office:value="4.3E-3" table:style-name="ce3">
            <text:p>0.0043</text:p>
          </table:table-cell>
          <table:table-cell office:value-type="float" office:value="1.2200000000000001E-2" table:style-name="ce3">
            <text:p>0.0122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3E-3" table:style-name="ce3">
            <text:p>0.0043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0.7208" table:style-name="ce3">
            <text:p>0.7208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3.7000000000000002E-3" table:style-name="ce3">
            <text:p>0.0037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0.13780000000000001" table:style-name="ce3">
            <text:p>0.1378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1.04E-2" table:style-name="ce3">
            <text:p>0.0104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3E-3" table:style-name="ce3">
            <text:p>0.0043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0.42770000000000002" table:style-name="ce3">
            <text:p>0.4277</text:p>
          </table:table-cell>
          <table:table-cell office:value-type="float" office:value="0.2278" table:style-name="ce3">
            <text:p>0.2278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3E-3" table:style-name="ce3">
            <text:p>0.0043</text:p>
          </table:table-cell>
          <table:table-cell office:value-type="float" office:value="4.1999999999999997E-3" table:style-name="ce3">
            <text:p>0.0042</text:p>
          </table:table-cell>
          <table:table-cell table:number-columns-repeated="16324"/>
        </table:table-row>
        <table:table-row table:style-name="ro1">
          <table:table-cell office:value-type="float" office:value="104062133" table:style-name="ce2">
            <text:p>104062133</text:p>
          </table:table-cell>
          <table:table-cell office:value-type="float" office:value="2.8E-3" table:style-name="ce3">
            <text:p>0.0028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2.8E-3" table:style-name="ce3">
            <text:p>0.0028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0.12520000000000001" table:style-name="ce3">
            <text:p>0.1252</text:p>
          </table:table-cell>
          <table:table-cell office:value-type="float" office:value="4.3E-3" table:style-name="ce3">
            <text:p>0.0043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0.13730000000000001" table:style-name="ce3">
            <text:p>0.137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1.06E-2" table:style-name="ce3">
            <text:p>0.0106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3E-3" table:style-name="ce3">
            <text:p>0.0033</text:p>
          </table:table-cell>
          <table:table-cell office:value-type="float" office:value="3.3E-3" table:style-name="ce3">
            <text:p>0.0033</text:p>
          </table:table-cell>
          <table:table-cell office:value-type="float" office:value="3.3E-3" table:style-name="ce3">
            <text:p>0.0033</text:p>
          </table:table-cell>
          <table:table-cell office:value-type="float" office:value="-1" table:style-name="ce3">
            <text:p>-1</text:p>
          </table:table-cell>
          <table:table-cell office:value-type="float" office:value="3.3E-3" table:style-name="ce3">
            <text:p>0.003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-1" table:style-name="ce3">
            <text:p>-1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7000000000000002E-3" table:style-name="ce3">
            <text:p>0.0037</text:p>
          </table:table-cell>
          <table:table-cell office:value-type="float" office:value="0.1434" table:style-name="ce3">
            <text:p>0.1434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2.8E-3" table:style-name="ce3">
            <text:p>0.0028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0.41410000000000002" table:style-name="ce3">
            <text:p>0.4141</text:p>
          </table:table-cell>
          <table:table-cell office:value-type="float" office:value="0.23069999999999999" table:style-name="ce3">
            <text:p>0.2307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3.3E-3" table:style-name="ce3">
            <text:p>0.003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2.8999999999999998E-3" table:style-name="ce3">
            <text:p>0.0029</text:p>
          </table:table-cell>
          <table:table-cell table:number-columns-repeated="16324"/>
        </table:table-row>
        <table:table-row table:style-name="ro1">
          <table:table-cell office:value-type="float" office:value="104062134" table:style-name="ce2">
            <text:p>104062134</text:p>
          </table:table-cell>
          <table:table-cell office:value-type="float" office:value="1.12E-2" table:style-name="ce3">
            <text:p>0.0112</text:p>
          </table:table-cell>
          <table:table-cell office:value-type="float" office:value="6.7000000000000002E-3" table:style-name="ce3">
            <text:p>0.0067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6.3E-3" table:style-name="ce3">
            <text:p>0.0063</text:p>
          </table:table-cell>
          <table:table-cell office:value-type="float" office:value="5.7999999999999996E-3" table:style-name="ce3">
            <text:p>0.0058</text:p>
          </table:table-cell>
          <table:table-cell office:value-type="float" office:value="1.9933000000000001" table:style-name="ce3">
            <text:p>1.9933</text:p>
          </table:table-cell>
          <table:table-cell office:value-type="float" office:value="4.0899999999999999E-2" table:style-name="ce3">
            <text:p>0.0409</text:p>
          </table:table-cell>
          <table:table-cell office:value-type="float" office:value="3.4299999999999997E-2" table:style-name="ce3">
            <text:p>0.0343</text:p>
          </table:table-cell>
          <table:table-cell office:value-type="float" office:value="5.7999999999999996E-3" table:style-name="ce3">
            <text:p>0.0058</text:p>
          </table:table-cell>
          <table:table-cell office:value-type="float" office:value="5.8999999999999999E-3" table:style-name="ce3">
            <text:p>0.0059</text:p>
          </table:table-cell>
          <table:table-cell office:value-type="float" office:value="1.9739" table:style-name="ce3">
            <text:p>1.9739</text:p>
          </table:table-cell>
          <table:table-cell office:value-type="float" office:value="9.1000000000000004E-3" table:style-name="ce3">
            <text:p>0.0091</text:p>
          </table:table-cell>
          <table:table-cell office:value-type="float" office:value="7.0000000000000001E-3" table:style-name="ce3">
            <text:p>0.007</text:p>
          </table:table-cell>
          <table:table-cell office:value-type="float" office:value="0.31009999999999999" table:style-name="ce3">
            <text:p>0.3101</text:p>
          </table:table-cell>
          <table:table-cell office:value-type="float" office:value="6.8999999999999999E-3" table:style-name="ce3">
            <text:p>0.0069</text:p>
          </table:table-cell>
          <table:table-cell office:value-type="float" office:value="6.1999999999999998E-3" table:style-name="ce3">
            <text:p>0.0062</text:p>
          </table:table-cell>
          <table:table-cell office:value-type="float" office:value="8.3000000000000001E-3" table:style-name="ce3">
            <text:p>0.0083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9.1000000000000004E-3" table:style-name="ce3">
            <text:p>0.0091</text:p>
          </table:table-cell>
          <table:table-cell office:value-type="float" office:value="1.3100000000000001E-2" table:style-name="ce3">
            <text:p>0.0131</text:p>
          </table:table-cell>
          <table:table-cell office:value-type="float" office:value="1.3299999999999999E-2" table:style-name="ce3">
            <text:p>0.0133</text:p>
          </table:table-cell>
          <table:table-cell office:value-type="float" office:value="5.7000000000000002E-3" table:style-name="ce3">
            <text:p>0.0057</text:p>
          </table:table-cell>
          <table:table-cell office:value-type="float" office:value="1.2800000000000001E-2" table:style-name="ce3">
            <text:p>0.0128</text:p>
          </table:table-cell>
          <table:table-cell office:value-type="float" office:value="0.53610000000000002" table:style-name="ce3">
            <text:p>0.5361</text:p>
          </table:table-cell>
          <table:table-cell office:value-type="float" office:value="0.15240000000000001" table:style-name="ce3">
            <text:p>0.1524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5.4000000000000003E-3" table:style-name="ce3">
            <text:p>0.0054</text:p>
          </table:table-cell>
          <table:table-cell office:value-type="float" office:value="5.7000000000000002E-3" table:style-name="ce3">
            <text:p>0.0057</text:p>
          </table:table-cell>
          <table:table-cell office:value-type="float" office:value="7.0000000000000001E-3" table:style-name="ce3">
            <text:p>0.007</text:p>
          </table:table-cell>
          <table:table-cell office:value-type="float" office:value="1.0500000000000001E-2" table:style-name="ce3">
            <text:p>0.0105</text:p>
          </table:table-cell>
          <table:table-cell office:value-type="float" office:value="8" table:style-name="ce3">
            <text:p>8</text:p>
          </table:table-cell>
          <table:table-cell office:value-type="float" office:value="2.0299999999999999E-2" table:style-name="ce3">
            <text:p>0.0203</text:p>
          </table:table-cell>
          <table:table-cell office:value-type="float" office:value="2.6499999999999999E-2" table:style-name="ce3">
            <text:p>0.0265</text:p>
          </table:table-cell>
          <table:table-cell office:value-type="float" office:value="5.1999999999999998E-3" table:style-name="ce3">
            <text:p>0.0052</text:p>
          </table:table-cell>
          <table:table-cell office:value-type="float" office:value="7.6E-3" table:style-name="ce3">
            <text:p>0.0076</text:p>
          </table:table-cell>
          <table:table-cell office:value-type="float" office:value="2.06E-2" table:style-name="ce3">
            <text:p>0.0206</text:p>
          </table:table-cell>
          <table:table-cell office:value-type="float" office:value="1.9844999999999999" table:style-name="ce3">
            <text:p>1.9845</text:p>
          </table:table-cell>
          <table:table-cell office:value-type="float" office:value="1.54E-2" table:style-name="ce3">
            <text:p>0.0154</text:p>
          </table:table-cell>
          <table:table-cell office:value-type="float" office:value="8.8000000000000005E-3" table:style-name="ce3">
            <text:p>0.0088</text:p>
          </table:table-cell>
          <table:table-cell office:value-type="float" office:value="0.19719999999999999" table:style-name="ce3">
            <text:p>0.1972</text:p>
          </table:table-cell>
          <table:table-cell office:value-type="float" office:value="1.15E-2" table:style-name="ce3">
            <text:p>0.0115</text:p>
          </table:table-cell>
          <table:table-cell office:value-type="float" office:value="9.9000000000000008E-3" table:style-name="ce3">
            <text:p>0.0099</text:p>
          </table:table-cell>
          <table:table-cell office:value-type="float" office:value="8.8000000000000005E-3" table:style-name="ce3">
            <text:p>0.0088</text:p>
          </table:table-cell>
          <table:table-cell office:value-type="float" office:value="9.9000000000000008E-3" table:style-name="ce3">
            <text:p>0.0099</text:p>
          </table:table-cell>
          <table:table-cell office:value-type="float" office:value="5.7000000000000002E-3" table:style-name="ce3">
            <text:p>0.0057</text:p>
          </table:table-cell>
          <table:table-cell office:value-type="float" office:value="5.9653" table:style-name="ce3">
            <text:p>5.9653</text:p>
          </table:table-cell>
          <table:table-cell office:value-type="float" office:value="4.7853000000000003" table:style-name="ce3">
            <text:p>4.7853</text:p>
          </table:table-cell>
          <table:table-cell office:value-type="float" office:value="6.4000000000000003E-3" table:style-name="ce3">
            <text:p>0.0064</text:p>
          </table:table-cell>
          <table:table-cell office:value-type="float" office:value="5.8999999999999999E-3" table:style-name="ce3">
            <text:p>0.0059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2.1700000000000001E-2" table:style-name="ce3">
            <text:p>0.0217</text:p>
          </table:table-cell>
          <table:table-cell office:value-type="float" office:value="1.67E-2" table:style-name="ce3">
            <text:p>0.0167</text:p>
          </table:table-cell>
          <table:table-cell office:value-type="float" office:value="7.9000000000000008E-3" table:style-name="ce3">
            <text:p>0.0079</text:p>
          </table:table-cell>
          <table:table-cell office:value-type="float" office:value="6.7999999999999996E-3" table:style-name="ce3">
            <text:p>0.0068</text:p>
          </table:table-cell>
          <table:table-cell office:value-type="float" office:value="6.6E-3" table:style-name="ce3">
            <text:p>0.0066</text:p>
          </table:table-cell>
          <table:table-cell office:value-type="float" office:value="5.5999999999999999E-3" table:style-name="ce3">
            <text:p>0.0056</text:p>
          </table:table-cell>
          <table:table-cell office:value-type="float" office:value="6.1000000000000004E-3" table:style-name="ce3">
            <text:p>0.0061</text:p>
          </table:table-cell>
          <table:table-cell office:value-type="float" office:value="1.4200000000000001E-2" table:style-name="ce3">
            <text:p>0.0142</text:p>
          </table:table-cell>
          <table:table-cell office:value-type="float" office:value="8.3000000000000001E-3" table:style-name="ce3">
            <text:p>0.0083</text:p>
          </table:table-cell>
          <table:table-cell table:number-columns-repeated="16324"/>
        </table:table-row>
        <table:table-row table:style-name="ro1">
          <table:table-cell office:value-type="float" office:value="104062137" table:style-name="ce2">
            <text:p>104062137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table:number-columns-repeated="16324"/>
        </table:table-row>
        <table:table-row table:style-name="ro1">
          <table:table-cell office:value-type="float" office:value="104062201" table:style-name="ce2">
            <text:p>104062201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0.14729999999999999" table:style-name="ce3">
            <text:p>0.1473</text:p>
          </table:table-cell>
          <table:table-cell office:value-type="float" office:value="6.1000000000000004E-3" table:style-name="ce3">
            <text:p>0.0061</text:p>
          </table:table-cell>
          <table:table-cell office:value-type="float" office:value="5.3E-3" table:style-name="ce3">
            <text:p>0.0053</text:p>
          </table:table-cell>
          <table:table-cell office:value-type="float" office:value="3.7000000000000002E-3" table:style-name="ce3">
            <text:p>0.0037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0.1404" table:style-name="ce3">
            <text:p>0.1404</text:p>
          </table:table-cell>
          <table:table-cell office:value-type="float" office:value="4.3E-3" table:style-name="ce3">
            <text:p>0.0043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-1" table:style-name="ce3">
            <text:p>-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3.7000000000000002E-3" table:style-name="ce3">
            <text:p>0.0037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3E-3" table:style-name="ce3">
            <text:p>0.0043</text:p>
          </table:table-cell>
          <table:table-cell office:value-type="float" office:value="1.21E-2" table:style-name="ce3">
            <text:p>0.0121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3.7000000000000002E-3" table:style-name="ce3">
            <text:p>0.0037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3.7000000000000002E-3" table:style-name="ce3">
            <text:p>0.0037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0.1323" table:style-name="ce3">
            <text:p>0.1323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-1" table:style-name="ce3">
            <text:p>-1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0.14219999999999999" table:style-name="ce3">
            <text:p>0.1422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3E-3" table:style-name="ce3">
            <text:p>0.0043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3.8E-3" table:style-name="ce3">
            <text:p>0.0038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-1" table:style-name="ce3">
            <text:p>-1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8E-3" table:style-name="ce3">
            <text:p>0.0038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3.8E-3" table:style-name="ce3">
            <text:p>0.0038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3.8E-3" table:style-name="ce3">
            <text:p>0.0038</text:p>
          </table:table-cell>
          <table:table-cell office:value-type="float" office:value="4.3E-3" table:style-name="ce3">
            <text:p>0.0043</text:p>
          </table:table-cell>
          <table:table-cell office:value-type="float" office:value="4.3E-3" table:style-name="ce3">
            <text:p>0.0043</text:p>
          </table:table-cell>
          <table:table-cell table:number-columns-repeated="16324"/>
        </table:table-row>
        <table:table-row table:style-name="ro1">
          <table:table-cell office:value-type="float" office:value="104062203" table:style-name="ce2">
            <text:p>104062203</text:p>
          </table:table-cell>
          <table:table-cell office:value-type="float" office:value="6.1000000000000004E-3" table:style-name="ce3">
            <text:p>0.0061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5.3E-3" table:style-name="ce3">
            <text:p>0.0053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1.1201000000000001" table:style-name="ce3">
            <text:p>1.1201</text:p>
          </table:table-cell>
          <table:table-cell office:value-type="float" office:value="1.9699999999999999E-2" table:style-name="ce3">
            <text:p>0.0197</text:p>
          </table:table-cell>
          <table:table-cell office:value-type="float" office:value="1.41E-2" table:style-name="ce3">
            <text:p>0.0141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1.0446" table:style-name="ce3">
            <text:p>1.0446</text:p>
          </table:table-cell>
          <table:table-cell office:value-type="float" office:value="6.1000000000000004E-3" table:style-name="ce3">
            <text:p>0.0061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8.1600000000000006E-2" table:style-name="ce3">
            <text:p>0.0816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5.3E-3" table:style-name="ce3">
            <text:p>0.0053</text:p>
          </table:table-cell>
          <table:table-cell office:value-type="float" office:value="5.5999999999999999E-3" table:style-name="ce3">
            <text:p>0.0056</text:p>
          </table:table-cell>
          <table:table-cell office:value-type="float" office:value="5.4000000000000003E-3" table:style-name="ce3">
            <text:p>0.0054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5.8999999999999999E-3" table:style-name="ce3">
            <text:p>0.0059</text:p>
          </table:table-cell>
          <table:table-cell office:value-type="float" office:value="8.3000000000000001E-3" table:style-name="ce3">
            <text:p>0.0083</text:p>
          </table:table-cell>
          <table:table-cell office:value-type="float" office:value="5.4000000000000003E-3" table:style-name="ce3">
            <text:p>0.0054</text:p>
          </table:table-cell>
          <table:table-cell office:value-type="float" office:value="5.7999999999999996E-3" table:style-name="ce3">
            <text:p>0.0058</text:p>
          </table:table-cell>
          <table:table-cell office:value-type="float" office:value="6.8900000000000003E-2" table:style-name="ce3">
            <text:p>0.0689</text:p>
          </table:table-cell>
          <table:table-cell office:value-type="float" office:value="0.1613" table:style-name="ce3">
            <text:p>0.1613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7.3000000000000001E-3" table:style-name="ce3">
            <text:p>0.0073</text:p>
          </table:table-cell>
          <table:table-cell office:value-type="float" office:value="5.5293999999999999" table:style-name="ce3">
            <text:p>5.5294</text:p>
          </table:table-cell>
          <table:table-cell office:value-type="float" office:value="-1" table:style-name="ce3">
            <text:p>-1</text:p>
          </table:table-cell>
          <table:table-cell office:value-type="float" office:value="1.34E-2" table:style-name="ce3">
            <text:p>0.0134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8.8000000000000005E-3" table:style-name="ce3">
            <text:p>0.0088</text:p>
          </table:table-cell>
          <table:table-cell office:value-type="float" office:value="0.94130000000000003" table:style-name="ce3">
            <text:p>0.9413</text:p>
          </table:table-cell>
          <table:table-cell office:value-type="float" office:value="8.8999999999999999E-3" table:style-name="ce3">
            <text:p>0.0089</text:p>
          </table:table-cell>
          <table:table-cell office:value-type="float" office:value="6.3E-3" table:style-name="ce3">
            <text:p>0.0063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0.157" table:style-name="ce3">
            <text:p>0.157</text:p>
          </table:table-cell>
          <table:table-cell office:value-type="float" office:value="3.7793999999999999" table:style-name="ce3">
            <text:p>3.7794</text:p>
          </table:table-cell>
          <table:table-cell office:value-type="float" office:value="2.0293000000000001" table:style-name="ce3">
            <text:p>2.0293</text:p>
          </table:table-cell>
          <table:table-cell office:value-type="float" office:value="4.3E-3" table:style-name="ce3">
            <text:p>0.0043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1.24E-2" table:style-name="ce3">
            <text:p>0.0124</text:p>
          </table:table-cell>
          <table:table-cell office:value-type="float" office:value="0.16220000000000001" table:style-name="ce3">
            <text:p>0.1622</text:p>
          </table:table-cell>
          <table:table-cell office:value-type="float" office:value="5.8999999999999999E-3" table:style-name="ce3">
            <text:p>0.0059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5.1999999999999998E-3" table:style-name="ce3">
            <text:p>0.0052</text:p>
          </table:table-cell>
          <table:table-cell office:value-type="float" office:value="-1" table:style-name="ce3">
            <text:p>-1</text:p>
          </table:table-cell>
          <table:table-cell office:value-type="float" office:value="5.1000000000000004E-3" table:style-name="ce3">
            <text:p>0.0051</text:p>
          </table:table-cell>
          <table:table-cell table:number-columns-repeated="16324"/>
        </table:table-row>
        <table:table-row table:style-name="ro1">
          <table:table-cell office:value-type="float" office:value="104062206" table:style-name="ce2">
            <text:p>104062206</text:p>
          </table:table-cell>
          <table:table-cell office:value-type="float" office:value="5.4000000000000003E-3" table:style-name="ce3">
            <text:p>0.0054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5.1999999999999998E-3" table:style-name="ce3">
            <text:p>0.0052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1.1213" table:style-name="ce3">
            <text:p>1.1213</text:p>
          </table:table-cell>
          <table:table-cell office:value-type="float" office:value="1.9199999999999998E-2" table:style-name="ce3">
            <text:p>0.0192</text:p>
          </table:table-cell>
          <table:table-cell office:value-type="float" office:value="1.3299999999999999E-2" table:style-name="ce3">
            <text:p>0.0133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1.1116999999999999" table:style-name="ce3">
            <text:p>1.1117</text:p>
          </table:table-cell>
          <table:table-cell office:value-type="float" office:value="5.7000000000000002E-3" table:style-name="ce3">
            <text:p>0.0057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7.4700000000000003E-2" table:style-name="ce3">
            <text:p>0.0747</text:p>
          </table:table-cell>
          <table:table-cell office:value-type="float" office:value="5.1999999999999998E-3" table:style-name="ce3">
            <text:p>0.0052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5.7999999999999996E-3" table:style-name="ce3">
            <text:p>0.0058</text:p>
          </table:table-cell>
          <table:table-cell office:value-type="float" office:value="7.1499999999999994E-2" table:style-name="ce3">
            <text:p>0.0715</text:p>
          </table:table-cell>
          <table:table-cell office:value-type="float" office:value="6.7999999999999996E-3" table:style-name="ce3">
            <text:p>0.0068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-1" table:style-name="ce3">
            <text:p>-1</text:p>
          </table:table-cell>
          <table:table-cell office:value-type="float" office:value="7.0000000000000001E-3" table:style-name="ce3">
            <text:p>0.007</text:p>
          </table:table-cell>
          <table:table-cell office:value-type="float" office:value="-1" table:style-name="ce3">
            <text:p>-1</text:p>
          </table:table-cell>
          <table:table-cell office:value-type="float" office:value="1.23E-2" table:style-name="ce3">
            <text:p>0.0123</text:p>
          </table:table-cell>
          <table:table-cell office:value-type="float" office:value="1.4E-2" table:style-name="ce3">
            <text:p>0.014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5.4000000000000003E-3" table:style-name="ce3">
            <text:p>0.0054</text:p>
          </table:table-cell>
          <table:table-cell office:value-type="float" office:value="8.6E-3" table:style-name="ce3">
            <text:p>0.0086</text:p>
          </table:table-cell>
          <table:table-cell office:value-type="float" office:value="0.95520000000000005" table:style-name="ce3">
            <text:p>0.9552</text:p>
          </table:table-cell>
          <table:table-cell office:value-type="float" office:value="7.7999999999999996E-3" table:style-name="ce3">
            <text:p>0.0078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6.0299999999999999E-2" table:style-name="ce3">
            <text:p>0.0603</text:p>
          </table:table-cell>
          <table:table-cell office:value-type="float" office:value="5.8999999999999999E-3" table:style-name="ce3">
            <text:p>0.0059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5.7999999999999996E-3" table:style-name="ce3">
            <text:p>0.0058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3.4550000000000001" table:style-name="ce3">
            <text:p>3.455</text:p>
          </table:table-cell>
          <table:table-cell office:value-type="float" office:value="1.7379" table:style-name="ce3">
            <text:p>1.7379</text:p>
          </table:table-cell>
          <table:table-cell office:value-type="float" office:value="3.8E-3" table:style-name="ce3">
            <text:p>0.0038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1.14E-2" table:style-name="ce3">
            <text:p>0.0114</text:p>
          </table:table-cell>
          <table:table-cell office:value-type="float" office:value="8.6E-3" table:style-name="ce3">
            <text:p>0.0086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-1" table:style-name="ce3">
            <text:p>-1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8.3000000000000001E-3" table:style-name="ce3">
            <text:p>0.0083</text:p>
          </table:table-cell>
          <table:table-cell office:value-type="float" office:value="5.7999999999999996E-3" table:style-name="ce3">
            <text:p>0.0058</text:p>
          </table:table-cell>
          <table:table-cell table:number-columns-repeated="16324"/>
        </table:table-row>
        <table:table-row table:style-name="ro1">
          <table:table-cell office:value-type="float" office:value="104062228" table:style-name="ce2">
            <text:p>104062228</text:p>
          </table:table-cell>
          <table:table-cell office:value-type="float" office:value="4.3E-3" table:style-name="ce3">
            <text:p>0.0043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0.13020000000000001" table:style-name="ce3">
            <text:p>0.1302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5.1999999999999998E-3" table:style-name="ce3">
            <text:p>0.0052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0.1263" table:style-name="ce3">
            <text:p>0.1263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3.8E-3" table:style-name="ce3">
            <text:p>0.0038</text:p>
          </table:table-cell>
          <table:table-cell office:value-type="float" office:value="1.0699999999999999E-2" table:style-name="ce3">
            <text:p>0.0107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3E-3" table:style-name="ce3">
            <text:p>0.0043</text:p>
          </table:table-cell>
          <table:table-cell office:value-type="float" office:value="4.3E-3" table:style-name="ce3">
            <text:p>0.0043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1.1299999999999999E-2" table:style-name="ce3">
            <text:p>0.0113</text:p>
          </table:table-cell>
          <table:table-cell office:value-type="float" office:value="0.17519999999999999" table:style-name="ce3">
            <text:p>0.1752</text:p>
          </table:table-cell>
          <table:table-cell office:value-type="float" office:value="4.3E-3" table:style-name="ce3">
            <text:p>0.0043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3.7000000000000002E-3" table:style-name="ce3">
            <text:p>0.0037</text:p>
          </table:table-cell>
          <table:table-cell office:value-type="float" office:value="3.7000000000000002E-3" table:style-name="ce3">
            <text:p>0.0037</text:p>
          </table:table-cell>
          <table:table-cell office:value-type="float" office:value="4.3E-3" table:style-name="ce3">
            <text:p>0.0043</text:p>
          </table:table-cell>
          <table:table-cell office:value-type="float" office:value="0.56240000000000001" table:style-name="ce3">
            <text:p>0.5624</text:p>
          </table:table-cell>
          <table:table-cell office:value-type="float" office:value="5.4000000000000003E-3" table:style-name="ce3">
            <text:p>0.0054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3.8E-3" table:style-name="ce3">
            <text:p>0.0038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0.1231" table:style-name="ce3">
            <text:p>0.1231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8.9999999999999993E-3" table:style-name="ce3">
            <text:p>0.009</text:p>
          </table:table-cell>
          <table:table-cell office:value-type="float" office:value="4.3E-3" table:style-name="ce3">
            <text:p>0.0043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0.36120000000000002" table:style-name="ce3">
            <text:p>0.3612</text:p>
          </table:table-cell>
          <table:table-cell office:value-type="float" office:value="0.20760000000000001" table:style-name="ce3">
            <text:p>0.2076</text:p>
          </table:table-cell>
          <table:table-cell office:value-type="float" office:value="4.3E-3" table:style-name="ce3">
            <text:p>0.0043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3E-3" table:style-name="ce3">
            <text:p>0.0043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4000000000000003E-3" table:style-name="ce3">
            <text:p>0.0044</text:p>
          </table:table-cell>
          <table:table-cell table:number-columns-repeated="16324"/>
        </table:table-row>
        <table:table-row table:style-name="ro1">
          <table:table-cell office:value-type="float" office:value="104062232" table:style-name="ce2">
            <text:p>104062232</text:p>
          </table:table-cell>
          <table:table-cell office:value-type="float" office:value="5.7999999999999996E-3" table:style-name="ce3">
            <text:p>0.0058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1.2713000000000001" table:style-name="ce3">
            <text:p>1.2713</text:p>
          </table:table-cell>
          <table:table-cell office:value-type="float" office:value="2.5899999999999999E-2" table:style-name="ce3">
            <text:p>0.0259</text:p>
          </table:table-cell>
          <table:table-cell office:value-type="float" office:value="1.9E-2" table:style-name="ce3">
            <text:p>0.019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1.2561" table:style-name="ce3">
            <text:p>1.2561</text:p>
          </table:table-cell>
          <table:table-cell office:value-type="float" office:value="5.7000000000000002E-3" table:style-name="ce3">
            <text:p>0.0057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4.7100000000000003E-2" table:style-name="ce3">
            <text:p>0.0471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5.3E-3" table:style-name="ce3">
            <text:p>0.0053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7.9000000000000008E-3" table:style-name="ce3">
            <text:p>0.0079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9.3799999999999994E-2" table:style-name="ce3">
            <text:p>0.0938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3.7000000000000002E-3" table:style-name="ce3">
            <text:p>0.0037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6.8999999999999999E-3" table:style-name="ce3">
            <text:p>0.0069</text:p>
          </table:table-cell>
          <table:table-cell office:value-type="float" office:value="6.47" table:style-name="ce3">
            <text:p>6.47</text:p>
          </table:table-cell>
          <table:table-cell office:value-type="float" office:value="1.5100000000000001E-2" table:style-name="ce3">
            <text:p>0.0151</text:p>
          </table:table-cell>
          <table:table-cell office:value-type="float" office:value="1.3299999999999999E-2" table:style-name="ce3">
            <text:p>0.0133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1.09E-2" table:style-name="ce3">
            <text:p>0.0109</text:p>
          </table:table-cell>
          <table:table-cell office:value-type="float" office:value="1.2613000000000001" table:style-name="ce3">
            <text:p>1.2613</text:p>
          </table:table-cell>
          <table:table-cell office:value-type="float" office:value="6.7000000000000002E-3" table:style-name="ce3">
            <text:p>0.0067</text:p>
          </table:table-cell>
          <table:table-cell office:value-type="float" office:value="5.4000000000000003E-3" table:style-name="ce3">
            <text:p>0.0054</text:p>
          </table:table-cell>
          <table:table-cell office:value-type="float" office:value="6.9400000000000003E-2" table:style-name="ce3">
            <text:p>0.0694</text:p>
          </table:table-cell>
          <table:table-cell office:value-type="float" office:value="6.7999999999999996E-3" table:style-name="ce3">
            <text:p>0.0068</text:p>
          </table:table-cell>
          <table:table-cell office:value-type="float" office:value="7.4000000000000003E-3" table:style-name="ce3">
            <text:p>0.0074</text:p>
          </table:table-cell>
          <table:table-cell office:value-type="float" office:value="5.4000000000000003E-3" table:style-name="ce3">
            <text:p>0.0054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0911999999999997" table:style-name="ce3">
            <text:p>4.0912</text:p>
          </table:table-cell>
          <table:table-cell office:value-type="float" office:value="2.1985000000000001" table:style-name="ce3">
            <text:p>2.1985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1.41E-2" table:style-name="ce3">
            <text:p>0.0141</text:p>
          </table:table-cell>
          <table:table-cell office:value-type="float" office:value="9.4000000000000004E-3" table:style-name="ce3">
            <text:p>0.0094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4.3E-3" table:style-name="ce3">
            <text:p>0.0043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5.7999999999999996E-3" table:style-name="ce3">
            <text:p>0.0058</text:p>
          </table:table-cell>
          <table:table-cell office:value-type="float" office:value="9.1999999999999998E-3" table:style-name="ce3">
            <text:p>0.0092</text:p>
          </table:table-cell>
          <table:table-cell office:value-type="float" office:value="6.7999999999999996E-3" table:style-name="ce3">
            <text:p>0.0068</text:p>
          </table:table-cell>
          <table:table-cell table:number-columns-repeated="16324"/>
        </table:table-row>
        <table:table-row table:style-name="ro1">
          <table:table-cell office:value-type="float" office:value="104062233" table:style-name="ce2">
            <text:p>104062233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3.3E-3" table:style-name="ce3">
            <text:p>0.0033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0.12659999999999999" table:style-name="ce3">
            <text:p>0.1266</text:p>
          </table:table-cell>
          <table:table-cell office:value-type="float" office:value="3.3E-3" table:style-name="ce3">
            <text:p>0.0033</text:p>
          </table:table-cell>
          <table:table-cell office:value-type="float" office:value="3.7000000000000002E-3" table:style-name="ce3">
            <text:p>0.0037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0.13519999999999999" table:style-name="ce3">
            <text:p>0.1352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9.1999999999999998E-3" table:style-name="ce3">
            <text:p>0.009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3E-3" table:style-name="ce3">
            <text:p>0.003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.8E-3" table:style-name="ce3">
            <text:p>0.0028</text:p>
          </table:table-cell>
          <table:table-cell office:value-type="float" office:value="2.8E-3" table:style-name="ce3">
            <text:p>0.0028</text:p>
          </table:table-cell>
          <table:table-cell office:value-type="float" office:value="6.1999999999999998E-3" table:style-name="ce3">
            <text:p>0.0062</text:p>
          </table:table-cell>
          <table:table-cell office:value-type="float" office:value="8.3000000000000001E-3" table:style-name="ce3">
            <text:p>0.0083</text:p>
          </table:table-cell>
          <table:table-cell office:value-type="float" office:value="2.8E-3" table:style-name="ce3">
            <text:p>0.0028</text:p>
          </table:table-cell>
          <table:table-cell office:value-type="float" office:value="2.8E-3" table:style-name="ce3">
            <text:p>0.0028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2.5000000000000001E-3" table:style-name="ce3">
            <text:p>0.0025</text:p>
          </table:table-cell>
          <table:table-cell office:value-type="float" office:value="-1" table:style-name="ce3">
            <text:p>-1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0.61319999999999997" table:style-name="ce3">
            <text:p>0.6132</text:p>
          </table:table-cell>
          <table:table-cell office:value-type="float" office:value="-1" table:style-name="ce3">
            <text:p>-1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3E-3" table:style-name="ce3">
            <text:p>0.0033</text:p>
          </table:table-cell>
          <table:table-cell office:value-type="float" office:value="0.13539999999999999" table:style-name="ce3">
            <text:p>0.1354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-1" table:style-name="ce3">
            <text:p>-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0.18479999999999999" table:style-name="ce3">
            <text:p>0.1848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3E-3" table:style-name="ce3">
            <text:p>0.0033</text:p>
          </table:table-cell>
          <table:table-cell office:value-type="float" office:value="3.0999999999999999E-3" table:style-name="ce3">
            <text:p>0.0031</text:p>
          </table:table-cell>
          <table:table-cell table:number-columns-repeated="16324"/>
        </table:table-row>
        <table:table-row table:style-name="ro1">
          <table:table-cell office:value-type="float" office:value="104062234" table:style-name="ce2">
            <text:p>104062234</text:p>
          </table:table-cell>
          <table:table-cell office:value-type="float" office:value="5.7999999999999996E-3" table:style-name="ce3">
            <text:p>0.0058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1.1453" table:style-name="ce3">
            <text:p>1.1453</text:p>
          </table:table-cell>
          <table:table-cell office:value-type="float" office:value="1.24E-2" table:style-name="ce3">
            <text:p>0.0124</text:p>
          </table:table-cell>
          <table:table-cell office:value-type="float" office:value="1.72E-2" table:style-name="ce3">
            <text:p>0.0172</text:p>
          </table:table-cell>
          <table:table-cell office:value-type="float" office:value="3.7000000000000002E-3" table:style-name="ce3">
            <text:p>0.0037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1.1302000000000001" table:style-name="ce3">
            <text:p>1.1302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7.5800000000000006E-2" table:style-name="ce3">
            <text:p>0.0758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5.3E-3" table:style-name="ce3">
            <text:p>0.0053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5.4999999999999997E-3" table:style-name="ce3">
            <text:p>0.0055</text:p>
          </table:table-cell>
          <table:table-cell office:value-type="float" office:value="8.3999999999999995E-3" table:style-name="ce3">
            <text:p>0.0084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5.8999999999999999E-3" table:style-name="ce3">
            <text:p>0.0059</text:p>
          </table:table-cell>
          <table:table-cell office:value-type="float" office:value="7.7200000000000005E-2" table:style-name="ce3">
            <text:p>0.0772</text:p>
          </table:table-cell>
          <table:table-cell office:value-type="float" office:value="7.0000000000000001E-3" table:style-name="ce3">
            <text:p>0.007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7.1999999999999998E-3" table:style-name="ce3">
            <text:p>0.0072</text:p>
          </table:table-cell>
          <table:table-cell office:value-type="float" office:value="5.9062000000000001" table:style-name="ce3">
            <text:p>5.9062</text:p>
          </table:table-cell>
          <table:table-cell office:value-type="float" office:value="1.23E-2" table:style-name="ce3">
            <text:p>0.0123</text:p>
          </table:table-cell>
          <table:table-cell office:value-type="float" office:value="1.21E-2" table:style-name="ce3">
            <text:p>0.0121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5.4999999999999997E-3" table:style-name="ce3">
            <text:p>0.0055</text:p>
          </table:table-cell>
          <table:table-cell office:value-type="float" office:value="8.8000000000000005E-3" table:style-name="ce3">
            <text:p>0.0088</text:p>
          </table:table-cell>
          <table:table-cell office:value-type="float" office:value="1.1248" table:style-name="ce3">
            <text:p>1.1248</text:p>
          </table:table-cell>
          <table:table-cell office:value-type="float" office:value="8.2000000000000007E-3" table:style-name="ce3">
            <text:p>0.0082</text:p>
          </table:table-cell>
          <table:table-cell office:value-type="float" office:value="5.3E-3" table:style-name="ce3">
            <text:p>0.0053</text:p>
          </table:table-cell>
          <table:table-cell office:value-type="float" office:value="5.3400000000000003E-2" table:style-name="ce3">
            <text:p>0.0534</text:p>
          </table:table-cell>
          <table:table-cell office:value-type="float" office:value="5.1999999999999998E-3" table:style-name="ce3">
            <text:p>0.0052</text:p>
          </table:table-cell>
          <table:table-cell office:value-type="float" office:value="6.8999999999999999E-3" table:style-name="ce3">
            <text:p>0.0069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3.5529999999999999" table:style-name="ce3">
            <text:p>3.553</text:p>
          </table:table-cell>
          <table:table-cell office:value-type="float" office:value="1.9283999999999999" table:style-name="ce3">
            <text:p>1.9284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4.3E-3" table:style-name="ce3">
            <text:p>0.0043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1.2E-2" table:style-name="ce3">
            <text:p>0.012</text:p>
          </table:table-cell>
          <table:table-cell office:value-type="float" office:value="8.9999999999999993E-3" table:style-name="ce3">
            <text:p>0.009</text:p>
          </table:table-cell>
          <table:table-cell office:value-type="float" office:value="3.7000000000000002E-3" table:style-name="ce3">
            <text:p>0.0037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7.7000000000000002E-3" table:style-name="ce3">
            <text:p>0.0077</text:p>
          </table:table-cell>
          <table:table-cell office:value-type="float" office:value="5.7999999999999996E-3" table:style-name="ce3">
            <text:p>0.0058</text:p>
          </table:table-cell>
          <table:table-cell table:number-columns-repeated="16324"/>
        </table:table-row>
        <table:table-row table:style-name="ro1">
          <table:table-cell office:value-type="float" office:value="104062236" table:style-name="ce2">
            <text:p>104062236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0.14949999999999999" table:style-name="ce3">
            <text:p>0.1495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4.3E-3" table:style-name="ce3">
            <text:p>0.004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.8E-3" table:style-name="ce3">
            <text:p>0.0028</text:p>
          </table:table-cell>
          <table:table-cell office:value-type="float" office:value="0.14960000000000001" table:style-name="ce3">
            <text:p>0.1496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1.21E-2" table:style-name="ce3">
            <text:p>0.012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1.14E-2" table:style-name="ce3">
            <text:p>0.0114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-1" table:style-name="ce3">
            <text:p>-1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0.15040000000000001" table:style-name="ce3">
            <text:p>0.1504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2.8E-3" table:style-name="ce3">
            <text:p>0.0028</text:p>
          </table:table-cell>
          <table:table-cell office:value-type="float" office:value="1.09E-2" table:style-name="ce3">
            <text:p>0.0109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2.8E-3" table:style-name="ce3">
            <text:p>0.0028</text:p>
          </table:table-cell>
          <table:table-cell office:value-type="float" office:value="0.42199999999999999" table:style-name="ce3">
            <text:p>0.422</text:p>
          </table:table-cell>
          <table:table-cell office:value-type="float" office:value="0.32250000000000001" table:style-name="ce3">
            <text:p>0.3225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3.3E-3" table:style-name="ce3">
            <text:p>0.0033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3E-3" table:style-name="ce3">
            <text:p>0.0033</text:p>
          </table:table-cell>
          <table:table-cell office:value-type="float" office:value="3.8E-3" table:style-name="ce3">
            <text:p>0.0038</text:p>
          </table:table-cell>
          <table:table-cell office:value-type="float" office:value="3.3E-3" table:style-name="ce3">
            <text:p>0.0033</text:p>
          </table:table-cell>
          <table:table-cell table:number-columns-repeated="16324"/>
        </table:table-row>
        <table:table-row table:style-name="ro1">
          <table:table-cell office:value-type="float" office:value="104062238" table:style-name="ce2">
            <text:p>104062238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3.8E-3" table:style-name="ce3">
            <text:p>0.0038</text:p>
          </table:table-cell>
          <table:table-cell office:value-type="float" office:value="3.7000000000000002E-3" table:style-name="ce3">
            <text:p>0.0037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3.7000000000000002E-3" table:style-name="ce3">
            <text:p>0.0037</text:p>
          </table:table-cell>
          <table:table-cell office:value-type="float" office:value="0.1028" table:style-name="ce3">
            <text:p>0.1028</text:p>
          </table:table-cell>
          <table:table-cell office:value-type="float" office:value="5.7000000000000002E-3" table:style-name="ce3">
            <text:p>0.0057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0.1191" table:style-name="ce3">
            <text:p>0.1191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3E-3" table:style-name="ce3">
            <text:p>0.0043</text:p>
          </table:table-cell>
          <table:table-cell office:value-type="float" office:value="0.1492" table:style-name="ce3">
            <text:p>0.1492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0.1565" table:style-name="ce3">
            <text:p>0.1565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-1" table:style-name="ce3">
            <text:p>-1</text:p>
          </table:table-cell>
          <table:table-cell office:value-type="float" office:value="4.3E-3" table:style-name="ce3">
            <text:p>0.0043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0.16009999999999999" table:style-name="ce3">
            <text:p>0.1601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-1" table:style-name="ce3">
            <text:p>-1</text:p>
          </table:table-cell>
          <table:table-cell office:value-type="float" office:value="3.5200000000000002E-2" table:style-name="ce3">
            <text:p>0.0352</text:p>
          </table:table-cell>
          <table:table-cell office:value-type="float" office:value="-1" table:style-name="ce3">
            <text:p>-1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0.15079999999999999" table:style-name="ce3">
            <text:p>0.1508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0.114" table:style-name="ce3">
            <text:p>0.114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-1" table:style-name="ce3">
            <text:p>-1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0.1613" table:style-name="ce3">
            <text:p>0.1613</text:p>
          </table:table-cell>
          <table:table-cell office:value-type="float" office:value="0.3624" table:style-name="ce3">
            <text:p>0.3624</text:p>
          </table:table-cell>
          <table:table-cell office:value-type="float" office:value="-1" table:style-name="ce3">
            <text:p>-1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3.8E-3" table:style-name="ce3">
            <text:p>0.0038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0.15870000000000001" table:style-name="ce3">
            <text:p>0.1587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0.14899999999999999" table:style-name="ce3">
            <text:p>0.149</text:p>
          </table:table-cell>
          <table:table-cell office:value-type="float" office:value="4.3E-3" table:style-name="ce3">
            <text:p>0.0043</text:p>
          </table:table-cell>
          <table:table-cell office:value-type="float" office:value="3.8999999999999998E-3" table:style-name="ce3">
            <text:p>0.0039</text:p>
          </table:table-cell>
          <table:table-cell table:number-columns-repeated="16324"/>
        </table:table-row>
        <table:table-row table:style-name="ro1">
          <table:table-cell office:value-type="float" office:value="104062261" table:style-name="ce2">
            <text:p>10406226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0.1052" table:style-name="ce3">
            <text:p>0.1052</text:p>
          </table:table-cell>
          <table:table-cell office:value-type="float" office:value="4.3E-3" table:style-name="ce3">
            <text:p>0.0043</text:p>
          </table:table-cell>
          <table:table-cell office:value-type="float" office:value="3.7000000000000002E-3" table:style-name="ce3">
            <text:p>0.0037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0.1193" table:style-name="ce3">
            <text:p>0.1193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8.3999999999999995E-3" table:style-name="ce3">
            <text:p>0.0084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.8E-3" table:style-name="ce3">
            <text:p>0.0028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0.1079" table:style-name="ce3">
            <text:p>0.1079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3E-3" table:style-name="ce3">
            <text:p>0.0033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0.42359999999999998" table:style-name="ce3">
            <text:p>0.4236</text:p>
          </table:table-cell>
          <table:table-cell office:value-type="float" office:value="0.1943" table:style-name="ce3">
            <text:p>0.194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0.16200000000000001" table:style-name="ce3">
            <text:p>0.162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3E-3" table:style-name="ce3">
            <text:p>0.0033</text:p>
          </table:table-cell>
          <table:table-cell table:number-columns-repeated="16324"/>
        </table:table-row>
        <table:table-row table:style-name="ro1">
          <table:table-cell office:value-type="float" office:value="104062271" table:style-name="ce2">
            <text:p>104062271</text:p>
          </table:table-cell>
          <table:table-cell office:value-type="float" office:value="5.4000000000000003E-3" table:style-name="ce3">
            <text:p>0.0054</text:p>
          </table:table-cell>
          <table:table-cell office:value-type="float" office:value="5.3E-3" table:style-name="ce3">
            <text:p>0.0053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0.1769" table:style-name="ce3">
            <text:p>0.1769</text:p>
          </table:table-cell>
          <table:table-cell office:value-type="float" office:value="6.8999999999999999E-3" table:style-name="ce3">
            <text:p>0.0069</text:p>
          </table:table-cell>
          <table:table-cell office:value-type="float" office:value="5.5999999999999999E-3" table:style-name="ce3">
            <text:p>0.0056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0.19769999999999999" table:style-name="ce3">
            <text:p>0.1977</text:p>
          </table:table-cell>
          <table:table-cell office:value-type="float" office:value="5.3E-3" table:style-name="ce3">
            <text:p>0.0053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1.35E-2" table:style-name="ce3">
            <text:p>0.0135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1.4E-2" table:style-name="ce3">
            <text:p>0.014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0.8669" table:style-name="ce3">
            <text:p>0.8669</text:p>
          </table:table-cell>
          <table:table-cell office:value-type="float" office:value="6.1999999999999998E-3" table:style-name="ce3">
            <text:p>0.0062</text:p>
          </table:table-cell>
          <table:table-cell office:value-type="float" office:value="5.3E-3" table:style-name="ce3">
            <text:p>0.0053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0.16869999999999999" table:style-name="ce3">
            <text:p>0.1687</text:p>
          </table:table-cell>
          <table:table-cell office:value-type="float" office:value="5.7000000000000002E-3" table:style-name="ce3">
            <text:p>0.0057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1.5100000000000001E-2" table:style-name="ce3">
            <text:p>0.0151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5.1999999999999998E-3" table:style-name="ce3">
            <text:p>0.0052</text:p>
          </table:table-cell>
          <table:table-cell office:value-type="float" office:value="5.1999999999999998E-3" table:style-name="ce3">
            <text:p>0.0052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0.51349999999999996" table:style-name="ce3">
            <text:p>0.5135</text:p>
          </table:table-cell>
          <table:table-cell office:value-type="float" office:value="0.31330000000000002" table:style-name="ce3">
            <text:p>0.3133</text:p>
          </table:table-cell>
          <table:table-cell office:value-type="float" office:value="5.1999999999999998E-3" table:style-name="ce3">
            <text:p>0.0052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5.7000000000000002E-3" table:style-name="ce3">
            <text:p>0.0057</text:p>
          </table:table-cell>
          <table:table-cell office:value-type="float" office:value="5.4999999999999997E-3" table:style-name="ce3">
            <text:p>0.0055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5.4000000000000003E-3" table:style-name="ce3">
            <text:p>0.0054</text:p>
          </table:table-cell>
          <table:table-cell office:value-type="float" office:value="5.0000000000000001E-3" table:style-name="ce3">
            <text:p>0.005</text:p>
          </table:table-cell>
          <table:table-cell table:number-columns-repeated="16324"/>
        </table:table-row>
        <table:table-row table:style-name="ro1">
          <table:table-cell office:value-type="float" office:value="104062310" table:style-name="ce2">
            <text:p>104062310</text:p>
          </table:table-cell>
          <table:table-cell office:value-type="float" office:value="5.3E-3" table:style-name="ce3">
            <text:p>0.0053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5.5999999999999999E-3" table:style-name="ce3">
            <text:p>0.0056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-1" table:style-name="ce3">
            <text:p>-1</text:p>
          </table:table-cell>
          <table:table-cell office:value-type="float" office:value="6.1999999999999998E-3" table:style-name="ce3">
            <text:p>0.0062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4.3E-3" table:style-name="ce3">
            <text:p>0.0043</text:p>
          </table:table-cell>
          <table:table-cell office:value-type="float" office:value="-1" table:style-name="ce3">
            <text:p>-1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3.8E-3" table:style-name="ce3">
            <text:p>0.0038</text:p>
          </table:table-cell>
          <table:table-cell office:value-type="float" office:value="1.2699999999999999E-2" table:style-name="ce3">
            <text:p>0.0127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3E-3" table:style-name="ce3">
            <text:p>0.0043</text:p>
          </table:table-cell>
          <table:table-cell office:value-type="float" office:value="4.3E-3" table:style-name="ce3">
            <text:p>0.0043</text:p>
          </table:table-cell>
          <table:table-cell office:value-type="float" office:value="4.3E-3" table:style-name="ce3">
            <text:p>0.0043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1.23E-2" table:style-name="ce3">
            <text:p>0.0123</text:p>
          </table:table-cell>
          <table:table-cell office:value-type="float" office:value="0.15509999999999999" table:style-name="ce3">
            <text:p>0.1551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0.68469999999999998" table:style-name="ce3">
            <text:p>0.6847</text:p>
          </table:table-cell>
          <table:table-cell office:value-type="float" office:value="-1" table:style-name="ce3">
            <text:p>-1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-1" table:style-name="ce3">
            <text:p>-1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1.15E-2" table:style-name="ce3">
            <text:p>0.0115</text:p>
          </table:table-cell>
          <table:table-cell office:value-type="float" office:value="-1" table:style-name="ce3">
            <text:p>-1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0.41880000000000001" table:style-name="ce3">
            <text:p>0.4188</text:p>
          </table:table-cell>
          <table:table-cell office:value-type="float" office:value="0.20830000000000001" table:style-name="ce3">
            <text:p>0.2083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7000000000000002E-3" table:style-name="ce3">
            <text:p>0.0037</text:p>
          </table:table-cell>
          <table:table-cell office:value-type="float" office:value="5.7000000000000002E-3" table:style-name="ce3">
            <text:p>0.0057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3.3E-3" table:style-name="ce3">
            <text:p>0.0033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3.3E-3" table:style-name="ce3">
            <text:p>0.0033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4.1999999999999997E-3" table:style-name="ce3">
            <text:p>0.0042</text:p>
          </table:table-cell>
          <table:table-cell table:number-columns-repeated="16324"/>
        </table:table-row>
        <table:table-row table:style-name="ro1">
          <table:table-cell office:value-type="float" office:value="104062316" table:style-name="ce2">
            <text:p>104062316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5.4999999999999997E-3" table:style-name="ce3">
            <text:p>0.0055</text:p>
          </table:table-cell>
          <table:table-cell office:value-type="float" office:value="4.3E-3" table:style-name="ce3">
            <text:p>0.0043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3E-3" table:style-name="ce3">
            <text:p>0.0043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3.8E-3" table:style-name="ce3">
            <text:p>0.0038</text:p>
          </table:table-cell>
          <table:table-cell office:value-type="float" office:value="-1" table:style-name="ce3">
            <text:p>-1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3E-3" table:style-name="ce3">
            <text:p>0.0043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3E-3" table:style-name="ce3">
            <text:p>0.0043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3E-3" table:style-name="ce3">
            <text:p>0.0043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-1" table:style-name="ce3">
            <text:p>-1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4.3E-3" table:style-name="ce3">
            <text:p>0.0043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3E-3" table:style-name="ce3">
            <text:p>0.0043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0.33379999999999999" table:style-name="ce3">
            <text:p>0.3338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4.3E-3" table:style-name="ce3">
            <text:p>0.0043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4.3E-3" table:style-name="ce3">
            <text:p>0.0043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3.8E-3" table:style-name="ce3">
            <text:p>0.0038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4.5999999999999999E-3" table:style-name="ce3">
            <text:p>0.0046</text:p>
          </table:table-cell>
          <table:table-cell table:number-columns-repeated="16324"/>
        </table:table-row>
        <table:table-row table:style-name="ro1">
          <table:table-cell office:value-type="float" office:value="104062321" table:style-name="ce2">
            <text:p>104062321</text:p>
          </table:table-cell>
          <table:table-cell office:value-type="float" office:value="5.5999999999999999E-3" table:style-name="ce3">
            <text:p>0.0056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5.1999999999999998E-3" table:style-name="ce3">
            <text:p>0.0052</text:p>
          </table:table-cell>
          <table:table-cell office:value-type="float" office:value="4.3E-3" table:style-name="ce3">
            <text:p>0.0043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5.3E-3" table:style-name="ce3">
            <text:p>0.0053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4.3E-3" table:style-name="ce3">
            <text:p>0.0043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3.8E-3" table:style-name="ce3">
            <text:p>0.0038</text:p>
          </table:table-cell>
          <table:table-cell office:value-type="float" office:value="6.1000000000000004E-3" table:style-name="ce3">
            <text:p>0.0061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5.1999999999999998E-3" table:style-name="ce3">
            <text:p>0.0052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3.8E-3" table:style-name="ce3">
            <text:p>0.0038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3.8E-3" table:style-name="ce3">
            <text:p>0.0038</text:p>
          </table:table-cell>
          <table:table-cell office:value-type="float" office:value="3.8E-3" table:style-name="ce3">
            <text:p>0.0038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3.8E-3" table:style-name="ce3">
            <text:p>0.0038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4.3E-3" table:style-name="ce3">
            <text:p>0.0043</text:p>
          </table:table-cell>
          <table:table-cell table:number-columns-repeated="16324"/>
        </table:table-row>
        <table:table-row table:style-name="ro1">
          <table:table-cell office:value-type="float" office:value="104062324" table:style-name="ce2">
            <text:p>104062324</text:p>
          </table:table-cell>
          <table:table-cell office:value-type="float" office:value="5.1999999999999998E-3" table:style-name="ce3">
            <text:p>0.0052</text:p>
          </table:table-cell>
          <table:table-cell office:value-type="float" office:value="4.3E-3" table:style-name="ce3">
            <text:p>0.0043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0.14749999999999999" table:style-name="ce3">
            <text:p>0.1475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0.17449999999999999" table:style-name="ce3">
            <text:p>0.1745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0.1744" table:style-name="ce3">
            <text:p>0.1744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-1" table:style-name="ce3">
            <text:p>-1</text:p>
          </table:table-cell>
          <table:table-cell office:value-type="float" office:value="0.16059999999999999" table:style-name="ce3">
            <text:p>0.1606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-1" table:style-name="ce3">
            <text:p>-1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-1" table:style-name="ce3">
            <text:p>-1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0.152" table:style-name="ce3">
            <text:p>0.152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0.1552" table:style-name="ce3">
            <text:p>0.1552</text:p>
          </table:table-cell>
          <table:table-cell office:value-type="float" office:value="5.5999999999999999E-3" table:style-name="ce3">
            <text:p>0.0056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0.16450000000000001" table:style-name="ce3">
            <text:p>0.1645</text:p>
          </table:table-cell>
          <table:table-cell office:value-type="float" office:value="0.15479999999999999" table:style-name="ce3">
            <text:p>0.1548</text:p>
          </table:table-cell>
          <table:table-cell office:value-type="float" office:value="4.3E-3" table:style-name="ce3">
            <text:p>0.0043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0.16170000000000001" table:style-name="ce3">
            <text:p>0.1617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3.3999999999999998E-3" table:style-name="ce3">
            <text:p>0.0034</text:p>
          </table:table-cell>
          <table:table-cell table:number-columns-repeated="16324"/>
        </table:table-row>
        <table:table-row table:style-name="ro1">
          <table:table-cell office:value-type="float" office:value="104062327" table:style-name="ce2">
            <text:p>104062327</text:p>
          </table:table-cell>
          <table:table-cell office:value-type="float" office:value="5.8999999999999999E-3" table:style-name="ce3">
            <text:p>0.0059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0.92359999999999998" table:style-name="ce3">
            <text:p>0.9236</text:p>
          </table:table-cell>
          <table:table-cell office:value-type="float" office:value="1.6799999999999999E-2" table:style-name="ce3">
            <text:p>0.0168</text:p>
          </table:table-cell>
          <table:table-cell office:value-type="float" office:value="1.43E-2" table:style-name="ce3">
            <text:p>0.0143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0.93459999999999999" table:style-name="ce3">
            <text:p>0.9346</text:p>
          </table:table-cell>
          <table:table-cell office:value-type="float" office:value="5.4999999999999997E-3" table:style-name="ce3">
            <text:p>0.0055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4200000000000003E-2" table:style-name="ce3">
            <text:p>0.0442</text:p>
          </table:table-cell>
          <table:table-cell office:value-type="float" office:value="4.3E-3" table:style-name="ce3">
            <text:p>0.0043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5.4000000000000003E-3" table:style-name="ce3">
            <text:p>0.0054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7.1000000000000004E-3" table:style-name="ce3">
            <text:p>0.0071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6.2700000000000006E-2" table:style-name="ce3">
            <text:p>0.0627</text:p>
          </table:table-cell>
          <table:table-cell office:value-type="float" office:value="5.7999999999999996E-3" table:style-name="ce3">
            <text:p>0.0058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5.3E-3" table:style-name="ce3">
            <text:p>0.0053</text:p>
          </table:table-cell>
          <table:table-cell office:value-type="float" office:value="-1" table:style-name="ce3">
            <text:p>-1</text:p>
          </table:table-cell>
          <table:table-cell office:value-type="float" office:value="1.0999999999999999E-2" table:style-name="ce3">
            <text:p>0.011</text:p>
          </table:table-cell>
          <table:table-cell office:value-type="float" office:value="1.1599999999999999E-2" table:style-name="ce3">
            <text:p>0.0116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8.5000000000000006E-3" table:style-name="ce3">
            <text:p>0.0085</text:p>
          </table:table-cell>
          <table:table-cell office:value-type="float" office:value="0.89510000000000001" table:style-name="ce3">
            <text:p>0.8951</text:p>
          </table:table-cell>
          <table:table-cell office:value-type="float" office:value="7.4999999999999997E-3" table:style-name="ce3">
            <text:p>0.0075</text:p>
          </table:table-cell>
          <table:table-cell office:value-type="float" office:value="5.8999999999999999E-3" table:style-name="ce3">
            <text:p>0.0059</text:p>
          </table:table-cell>
          <table:table-cell office:value-type="float" office:value="5.2400000000000002E-2" table:style-name="ce3">
            <text:p>0.0524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5.7999999999999996E-3" table:style-name="ce3">
            <text:p>0.0058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4.3E-3" table:style-name="ce3">
            <text:p>0.0043</text:p>
          </table:table-cell>
          <table:table-cell office:value-type="float" office:value="2.5760999999999998" table:style-name="ce3">
            <text:p>2.5761</text:p>
          </table:table-cell>
          <table:table-cell office:value-type="float" office:value="1.4992000000000001" table:style-name="ce3">
            <text:p>1.4992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9.5999999999999992E-3" table:style-name="ce3">
            <text:p>0.0096</text:p>
          </table:table-cell>
          <table:table-cell office:value-type="float" office:value="6.1000000000000004E-3" table:style-name="ce3">
            <text:p>0.0061</text:p>
          </table:table-cell>
          <table:table-cell office:value-type="float" office:value="3.8E-3" table:style-name="ce3">
            <text:p>0.0038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3E-3" table:style-name="ce3">
            <text:p>0.0043</text:p>
          </table:table-cell>
          <table:table-cell office:value-type="float" office:value="4.3E-3" table:style-name="ce3">
            <text:p>0.0043</text:p>
          </table:table-cell>
          <table:table-cell office:value-type="float" office:value="4.3E-3" table:style-name="ce3">
            <text:p>0.0043</text:p>
          </table:table-cell>
          <table:table-cell office:value-type="float" office:value="6.6E-3" table:style-name="ce3">
            <text:p>0.0066</text:p>
          </table:table-cell>
          <table:table-cell office:value-type="float" office:value="5.0000000000000001E-3" table:style-name="ce3">
            <text:p>0.005</text:p>
          </table:table-cell>
          <table:table-cell table:number-columns-repeated="16324"/>
        </table:table-row>
        <table:table-row table:style-name="ro1">
          <table:table-cell office:value-type="float" office:value="104080002" table:style-name="ce2">
            <text:p>104080002</text:p>
          </table:table-cell>
          <table:table-cell office:value-type="float" office:value="5.1999999999999998E-3" table:style-name="ce3">
            <text:p>0.0052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3E-3" table:style-name="ce3">
            <text:p>0.0043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-1" table:style-name="ce3">
            <text:p>-1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3E-3" table:style-name="ce3">
            <text:p>0.0043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3E-3" table:style-name="ce3">
            <text:p>0.0043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-1" table:style-name="ce3">
            <text:p>-1</text:p>
          </table:table-cell>
          <table:table-cell office:value-type="float" office:value="4.3E-3" table:style-name="ce3">
            <text:p>0.0043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3E-3" table:style-name="ce3">
            <text:p>0.0043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-1" table:style-name="ce3">
            <text:p>-1</text:p>
          </table:table-cell>
          <table:table-cell office:value-type="float" office:value="4.3E-3" table:style-name="ce3">
            <text:p>0.0043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-1" table:style-name="ce3">
            <text:p>-1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-1" table:style-name="ce3">
            <text:p>-1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3.8E-3" table:style-name="ce3">
            <text:p>0.0038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-1" table:style-name="ce3">
            <text:p>-1</text:p>
          </table:table-cell>
          <table:table-cell office:value-type="float" office:value="4.3E-3" table:style-name="ce3">
            <text:p>0.0043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-1" table:style-name="ce3">
            <text:p>-1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-1" table:style-name="ce3">
            <text:p>-1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-1" table:style-name="ce3">
            <text:p>-1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0.16120000000000001" table:style-name="ce3">
            <text:p>0.1612</text:p>
          </table:table-cell>
          <table:table-cell office:value-type="float" office:value="0.1376" table:style-name="ce3">
            <text:p>0.1376</text:p>
          </table:table-cell>
          <table:table-cell table:number-columns-repeated="16324"/>
        </table:table-row>
        <table:table-row table:style-name="ro1">
          <table:table-cell office:value-type="float" office:value="104081011" table:style-name="ce2">
            <text:p>104081011</text:p>
          </table:table-cell>
          <table:table-cell office:value-type="float" office:value="4.3E-3" table:style-name="ce3">
            <text:p>0.0043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0.19520000000000001" table:style-name="ce3">
            <text:p>0.1952</text:p>
          </table:table-cell>
          <table:table-cell office:value-type="float" office:value="7.0000000000000001E-3" table:style-name="ce3">
            <text:p>0.007</text:p>
          </table:table-cell>
          <table:table-cell office:value-type="float" office:value="5.7999999999999996E-3" table:style-name="ce3">
            <text:p>0.0058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7000000000000002E-3" table:style-name="ce3">
            <text:p>0.0037</text:p>
          </table:table-cell>
          <table:table-cell office:value-type="float" office:value="0.21190000000000001" table:style-name="ce3">
            <text:p>0.2119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1.61E-2" table:style-name="ce3">
            <text:p>0.0161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1.77E-2" table:style-name="ce3">
            <text:p>0.0177</text:p>
          </table:table-cell>
          <table:table-cell office:value-type="float" office:value="0.16270000000000001" table:style-name="ce3">
            <text:p>0.1627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-1" table:style-name="ce3">
            <text:p>-1</text:p>
          </table:table-cell>
          <table:table-cell office:value-type="float" office:value="5.8999999999999999E-3" table:style-name="ce3">
            <text:p>0.0059</text:p>
          </table:table-cell>
          <table:table-cell office:value-type="float" office:value="5.4000000000000003E-3" table:style-name="ce3">
            <text:p>0.0054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0.1885" table:style-name="ce3">
            <text:p>0.1885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1.6500000000000001E-2" table:style-name="ce3">
            <text:p>0.0165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3E-3" table:style-name="ce3">
            <text:p>0.0043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0.75509999999999999" table:style-name="ce3">
            <text:p>0.7551</text:p>
          </table:table-cell>
          <table:table-cell office:value-type="float" office:value="0.3695" table:style-name="ce3">
            <text:p>0.3695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3E-3" table:style-name="ce3">
            <text:p>0.0043</text:p>
          </table:table-cell>
          <table:table-cell office:value-type="float" office:value="5.7000000000000002E-3" table:style-name="ce3">
            <text:p>0.0057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5.3E-3" table:style-name="ce3">
            <text:p>0.0053</text:p>
          </table:table-cell>
          <table:table-cell office:value-type="float" office:value="4.1000000000000003E-3" table:style-name="ce3">
            <text:p>0.0041</text:p>
          </table:table-cell>
          <table:table-cell table:number-columns-repeated="16324"/>
        </table:table-row>
        <table:table-row table:style-name="ro1">
          <table:table-cell office:value-type="float" office:value="105062515" table:style-name="ce2">
            <text:p>105062515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2.5000000000000001E-3" table:style-name="ce3">
            <text:p>0.0025</text:p>
          </table:table-cell>
          <table:table-cell office:value-type="float" office:value="2.5000000000000001E-3" table:style-name="ce3">
            <text:p>0.0025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2.8E-3" table:style-name="ce3">
            <text:p>0.0028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2.5000000000000001E-3" table:style-name="ce3">
            <text:p>0.0025</text:p>
          </table:table-cell>
          <table:table-cell office:value-type="float" office:value="2.5000000000000001E-3" table:style-name="ce3">
            <text:p>0.0025</text:p>
          </table:table-cell>
          <table:table-cell office:value-type="float" office:value="2.5000000000000001E-3" table:style-name="ce3">
            <text:p>0.0025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2.8E-3" table:style-name="ce3">
            <text:p>0.0028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2.5000000000000001E-3" table:style-name="ce3">
            <text:p>0.0025</text:p>
          </table:table-cell>
          <table:table-cell office:value-type="float" office:value="2.5000000000000001E-3" table:style-name="ce3">
            <text:p>0.0025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2.5000000000000001E-3" table:style-name="ce3">
            <text:p>0.0025</text:p>
          </table:table-cell>
          <table:table-cell office:value-type="float" office:value="2.8E-3" table:style-name="ce3">
            <text:p>0.0028</text:p>
          </table:table-cell>
          <table:table-cell office:value-type="float" office:value="2.3999999999999998E-3" table:style-name="ce3">
            <text:p>0.0024</text:p>
          </table:table-cell>
          <table:table-cell office:value-type="float" office:value="2.3E-3" table:style-name="ce3">
            <text:p>0.0023</text:p>
          </table:table-cell>
          <table:table-cell office:value-type="float" office:value="2.3E-3" table:style-name="ce3">
            <text:p>0.0023</text:p>
          </table:table-cell>
          <table:table-cell office:value-type="float" office:value="2.0999999999999999E-3" table:style-name="ce3">
            <text:p>0.0021</text:p>
          </table:table-cell>
          <table:table-cell office:value-type="float" office:value="2.3E-3" table:style-name="ce3">
            <text:p>0.0023</text:p>
          </table:table-cell>
          <table:table-cell office:value-type="float" office:value="2.3E-3" table:style-name="ce3">
            <text:p>0.0023</text:p>
          </table:table-cell>
          <table:table-cell office:value-type="float" office:value="2.3E-3" table:style-name="ce3">
            <text:p>0.0023</text:p>
          </table:table-cell>
          <table:table-cell office:value-type="float" office:value="2.3E-3" table:style-name="ce3">
            <text:p>0.0023</text:p>
          </table:table-cell>
          <table:table-cell office:value-type="float" office:value="2.2000000000000001E-3" table:style-name="ce3">
            <text:p>0.0022</text:p>
          </table:table-cell>
          <table:table-cell office:value-type="float" office:value="2.2000000000000001E-3" table:style-name="ce3">
            <text:p>0.0022</text:p>
          </table:table-cell>
          <table:table-cell office:value-type="float" office:value="2.2000000000000001E-3" table:style-name="ce3">
            <text:p>0.0022</text:p>
          </table:table-cell>
          <table:table-cell office:value-type="float" office:value="2.2000000000000001E-3" table:style-name="ce3">
            <text:p>0.0022</text:p>
          </table:table-cell>
          <table:table-cell office:value-type="float" office:value="2.2000000000000001E-3" table:style-name="ce3">
            <text:p>0.0022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2.3999999999999998E-3" table:style-name="ce3">
            <text:p>0.0024</text:p>
          </table:table-cell>
          <table:table-cell office:value-type="float" office:value="2.0999999999999999E-3" table:style-name="ce3">
            <text:p>0.0021</text:p>
          </table:table-cell>
          <table:table-cell office:value-type="float" office:value="2.0999999999999999E-3" table:style-name="ce3">
            <text:p>0.0021</text:p>
          </table:table-cell>
          <table:table-cell office:value-type="float" office:value="2.0999999999999999E-3" table:style-name="ce3">
            <text:p>0.0021</text:p>
          </table:table-cell>
          <table:table-cell office:value-type="float" office:value="2.0999999999999999E-3" table:style-name="ce3">
            <text:p>0.0021</text:p>
          </table:table-cell>
          <table:table-cell office:value-type="float" office:value="2.0999999999999999E-3" table:style-name="ce3">
            <text:p>0.0021</text:p>
          </table:table-cell>
          <table:table-cell office:value-type="float" office:value="2.0999999999999999E-3" table:style-name="ce3">
            <text:p>0.0021</text:p>
          </table:table-cell>
          <table:table-cell office:value-type="float" office:value="2.0999999999999999E-3" table:style-name="ce3">
            <text:p>0.0021</text:p>
          </table:table-cell>
          <table:table-cell office:value-type="float" office:value="2.0999999999999999E-3" table:style-name="ce3">
            <text:p>0.0021</text:p>
          </table:table-cell>
          <table:table-cell office:value-type="float" office:value="2.3999999999999998E-3" table:style-name="ce3">
            <text:p>0.0024</text:p>
          </table:table-cell>
          <table:table-cell office:value-type="float" office:value="2.0999999999999999E-3" table:style-name="ce3">
            <text:p>0.0021</text:p>
          </table:table-cell>
          <table:table-cell office:value-type="float" office:value="2E-3" table:style-name="ce3">
            <text:p>0.002</text:p>
          </table:table-cell>
          <table:table-cell office:value-type="float" office:value="2.0999999999999999E-3" table:style-name="ce3">
            <text:p>0.0021</text:p>
          </table:table-cell>
          <table:table-cell office:value-type="float" office:value="2.3999999999999998E-3" table:style-name="ce3">
            <text:p>0.0024</text:p>
          </table:table-cell>
          <table:table-cell office:value-type="float" office:value="2.0999999999999999E-3" table:style-name="ce3">
            <text:p>0.0021</text:p>
          </table:table-cell>
          <table:table-cell office:value-type="float" office:value="2.0999999999999999E-3" table:style-name="ce3">
            <text:p>0.0021</text:p>
          </table:table-cell>
          <table:table-cell office:value-type="float" office:value="2.2000000000000001E-3" table:style-name="ce3">
            <text:p>0.0022</text:p>
          </table:table-cell>
          <table:table-cell office:value-type="float" office:value="2.8E-3" table:style-name="ce3">
            <text:p>0.0028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2.3999999999999998E-3" table:style-name="ce3">
            <text:p>0.0024</text:p>
          </table:table-cell>
          <table:table-cell office:value-type="float" office:value="2.5000000000000001E-3" table:style-name="ce3">
            <text:p>0.0025</text:p>
          </table:table-cell>
          <table:table-cell table:number-columns-repeated="16324"/>
        </table:table-row>
        <table:table-row table:style-name="ro1">
          <table:table-cell office:value-type="string" table:style-name="ce2">
            <text:p>1051012s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3E-3" table:style-name="ce3">
            <text:p>0.0033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2.8E-3" table:style-name="ce3">
            <text:p>0.0028</text:p>
          </table:table-cell>
          <table:table-cell office:value-type="float" office:value="2.8E-3" table:style-name="ce3">
            <text:p>0.0028</text:p>
          </table:table-cell>
          <table:table-cell office:value-type="float" office:value="0.15659999999999999" table:style-name="ce3">
            <text:p>0.1566</text:p>
          </table:table-cell>
          <table:table-cell office:value-type="float" office:value="4.3E-3" table:style-name="ce3">
            <text:p>0.0043</text:p>
          </table:table-cell>
          <table:table-cell office:value-type="float" office:value="3.8E-3" table:style-name="ce3">
            <text:p>0.0038</text:p>
          </table:table-cell>
          <table:table-cell office:value-type="float" office:value="2.3E-3" table:style-name="ce3">
            <text:p>0.0023</text:p>
          </table:table-cell>
          <table:table-cell office:value-type="float" office:value="2.3E-3" table:style-name="ce3">
            <text:p>0.0023</text:p>
          </table:table-cell>
          <table:table-cell office:value-type="float" office:value="0.13300000000000001" table:style-name="ce3">
            <text:p>0.13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1.23E-2" table:style-name="ce3">
            <text:p>0.012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1.26E-2" table:style-name="ce3">
            <text:p>0.0126</text:p>
          </table:table-cell>
          <table:table-cell office:value-type="float" office:value="3.3E-3" table:style-name="ce3">
            <text:p>0.0033</text:p>
          </table:table-cell>
          <table:table-cell office:value-type="float" office:value="2.8E-3" table:style-name="ce3">
            <text:p>0.0028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3E-3" table:style-name="ce3">
            <text:p>0.0033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0.16350000000000001" table:style-name="ce3">
            <text:p>0.1635</text:p>
          </table:table-cell>
          <table:table-cell office:value-type="float" office:value="3.8E-3" table:style-name="ce3">
            <text:p>0.0038</text:p>
          </table:table-cell>
          <table:table-cell office:value-type="float" office:value="3.3E-3" table:style-name="ce3">
            <text:p>0.0033</text:p>
          </table:table-cell>
          <table:table-cell office:value-type="float" office:value="1.18E-2" table:style-name="ce3">
            <text:p>0.0118</text:p>
          </table:table-cell>
          <table:table-cell office:value-type="float" office:value="3.3E-3" table:style-name="ce3">
            <text:p>0.003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3E-3" table:style-name="ce3">
            <text:p>0.0033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0.41830000000000001" table:style-name="ce3">
            <text:p>0.4183</text:p>
          </table:table-cell>
          <table:table-cell office:value-type="float" office:value="0.26850000000000002" table:style-name="ce3">
            <text:p>0.2685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3.5999999999999999E-3" table:style-name="ce3">
            <text:p>0.0036</text:p>
          </table:table-cell>
          <table:table-cell table:number-columns-repeated="16324"/>
        </table:table-row>
        <table:table-row table:style-name="ro1">
          <table:table-cell office:value-type="string" table:style-name="ce2">
            <text:p>1052054s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3.8E-3" table:style-name="ce3">
            <text:p>0.0038</text:p>
          </table:table-cell>
          <table:table-cell office:value-type="float" office:value="3.3E-3" table:style-name="ce3">
            <text:p>0.0033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3E-3" table:style-name="ce3">
            <text:p>0.0033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0.16350000000000001" table:style-name="ce3">
            <text:p>0.1635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0.15049999999999999" table:style-name="ce3">
            <text:p>0.1505</text:p>
          </table:table-cell>
          <table:table-cell office:value-type="float" office:value="2.5999999999999999E-3" table:style-name="ce3">
            <text:p>0.0026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5000000000000001E-3" table:style-name="ce3">
            <text:p>0.0035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-1" table:style-name="ce3">
            <text:p>-1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0.15690000000000001" table:style-name="ce3">
            <text:p>0.1569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0.1583" table:style-name="ce3">
            <text:p>0.1583</text:p>
          </table:table-cell>
          <table:table-cell office:value-type="float" office:value="3.7000000000000002E-3" table:style-name="ce3">
            <text:p>0.0037</text:p>
          </table:table-cell>
          <table:table-cell office:value-type="float" office:value="0.1545" table:style-name="ce3">
            <text:p>0.1545</text:p>
          </table:table-cell>
          <table:table-cell office:value-type="float" office:value="3.3E-3" table:style-name="ce3">
            <text:p>0.0033</text:p>
          </table:table-cell>
          <table:table-cell office:value-type="float" office:value="0.14829999999999999" table:style-name="ce3">
            <text:p>0.1483</text:p>
          </table:table-cell>
          <table:table-cell office:value-type="float" office:value="0.15690000000000001" table:style-name="ce3">
            <text:p>0.1569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0.13089999999999999" table:style-name="ce3">
            <text:p>0.1309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3.3E-3" table:style-name="ce3">
            <text:p>0.0033</text:p>
          </table:table-cell>
          <table:table-cell office:value-type="float" office:value="0.16200000000000001" table:style-name="ce3">
            <text:p>0.162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0.1676" table:style-name="ce3">
            <text:p>0.1676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2.8E-3" table:style-name="ce3">
            <text:p>0.0028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2.8E-3" table:style-name="ce3">
            <text:p>0.0028</text:p>
          </table:table-cell>
          <table:table-cell office:value-type="float" office:value="2.7000000000000001E-3" table:style-name="ce3">
            <text:p>0.0027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3.3999999999999998E-3" table:style-name="ce3">
            <text:p>0.0034</text:p>
          </table:table-cell>
          <table:table-cell office:value-type="float" office:value="2.8999999999999998E-3" table:style-name="ce3">
            <text:p>0.0029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3.0999999999999999E-3" table:style-name="ce3">
            <text:p>0.0031</text:p>
          </table:table-cell>
          <table:table-cell office:value-type="float" office:value="3.2000000000000002E-3" table:style-name="ce3">
            <text:p>0.0032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3.5000000000000001E-3" table:style-name="ce3">
            <text:p>0.0035</text:p>
          </table:table-cell>
          <table:table-cell table:number-columns-repeated="16324"/>
        </table:table-row>
        <table:table-row table:style-name="ro1">
          <table:table-cell office:value-type="string" table:style-name="ce2">
            <text:p>n124750536</text:p>
          </table:table-cell>
          <table:table-cell office:value-type="float" office:value="8.0999999999999996E-3" table:style-name="ce3">
            <text:p>0.0081</text:p>
          </table:table-cell>
          <table:table-cell office:value-type="float" office:value="6.4000000000000003E-3" table:style-name="ce3">
            <text:p>0.0064</text:p>
          </table:table-cell>
          <table:table-cell office:value-type="float" office:value="6.4999999999999997E-3" table:style-name="ce3">
            <text:p>0.0065</text:p>
          </table:table-cell>
          <table:table-cell office:value-type="float" office:value="6.4000000000000003E-3" table:style-name="ce3">
            <text:p>0.0064</text:p>
          </table:table-cell>
          <table:table-cell office:value-type="float" office:value="6.3E-3" table:style-name="ce3">
            <text:p>0.0063</text:p>
          </table:table-cell>
          <table:table-cell office:value-type="float" office:value="0.17169999999999999" table:style-name="ce3">
            <text:p>0.1717</text:p>
          </table:table-cell>
          <table:table-cell office:value-type="float" office:value="0.1686" table:style-name="ce3">
            <text:p>0.1686</text:p>
          </table:table-cell>
          <table:table-cell office:value-type="float" office:value="0.13370000000000001" table:style-name="ce3">
            <text:p>0.1337</text:p>
          </table:table-cell>
          <table:table-cell office:value-type="float" office:value="6.3E-3" table:style-name="ce3">
            <text:p>0.0063</text:p>
          </table:table-cell>
          <table:table-cell office:value-type="float" office:value="6.4000000000000003E-3" table:style-name="ce3">
            <text:p>0.0064</text:p>
          </table:table-cell>
          <table:table-cell office:value-type="float" office:value="0.16520000000000001" table:style-name="ce3">
            <text:p>0.1652</text:p>
          </table:table-cell>
          <table:table-cell office:value-type="float" office:value="1.03E-2" table:style-name="ce3">
            <text:p>0.0103</text:p>
          </table:table-cell>
          <table:table-cell office:value-type="float" office:value="0.15079999999999999" table:style-name="ce3">
            <text:p>0.1508</text:p>
          </table:table-cell>
          <table:table-cell office:value-type="float" office:value="0.13800000000000001" table:style-name="ce3">
            <text:p>0.138</text:p>
          </table:table-cell>
          <table:table-cell office:value-type="float" office:value="6.4000000000000003E-3" table:style-name="ce3">
            <text:p>0.0064</text:p>
          </table:table-cell>
          <table:table-cell office:value-type="float" office:value="0.1686" table:style-name="ce3">
            <text:p>0.1686</text:p>
          </table:table-cell>
          <table:table-cell office:value-type="float" office:value="1.06E-2" table:style-name="ce3">
            <text:p>0.0106</text:p>
          </table:table-cell>
          <table:table-cell office:value-type="float" office:value="0.15690000000000001" table:style-name="ce3">
            <text:p>0.1569</text:p>
          </table:table-cell>
          <table:table-cell office:value-type="float" office:value="9.2999999999999992E-3" table:style-name="ce3">
            <text:p>0.0093</text:p>
          </table:table-cell>
          <table:table-cell office:value-type="float" office:value="9.2999999999999992E-3" table:style-name="ce3">
            <text:p>0.0093</text:p>
          </table:table-cell>
          <table:table-cell office:value-type="float" office:value="0.15260000000000001" table:style-name="ce3">
            <text:p>0.1526</text:p>
          </table:table-cell>
          <table:table-cell office:value-type="float" office:value="0.16600000000000001" table:style-name="ce3">
            <text:p>0.166</text:p>
          </table:table-cell>
          <table:table-cell office:value-type="float" office:value="0.15640000000000001" table:style-name="ce3">
            <text:p>0.1564</text:p>
          </table:table-cell>
          <table:table-cell office:value-type="float" office:value="0.1636" table:style-name="ce3">
            <text:p>0.1636</text:p>
          </table:table-cell>
          <table:table-cell office:value-type="float" office:value="-1" table:style-name="ce3">
            <text:p>-1</text:p>
          </table:table-cell>
          <table:table-cell office:value-type="float" office:value="6.1999999999999998E-3" table:style-name="ce3">
            <text:p>0.0062</text:p>
          </table:table-cell>
          <table:table-cell office:value-type="float" office:value="6.8999999999999999E-3" table:style-name="ce3">
            <text:p>0.0069</text:p>
          </table:table-cell>
          <table:table-cell office:value-type="float" office:value="6.6E-3" table:style-name="ce3">
            <text:p>0.0066</text:p>
          </table:table-cell>
          <table:table-cell office:value-type="float" office:value="0.15690000000000001" table:style-name="ce3">
            <text:p>0.1569</text:p>
          </table:table-cell>
          <table:table-cell office:value-type="float" office:value="0.17150000000000001" table:style-name="ce3">
            <text:p>0.1715</text:p>
          </table:table-cell>
          <table:table-cell office:value-type="float" office:value="0.1394" table:style-name="ce3">
            <text:p>0.1394</text:p>
          </table:table-cell>
          <table:table-cell office:value-type="float" office:value="0.13750000000000001" table:style-name="ce3">
            <text:p>0.1375</text:p>
          </table:table-cell>
          <table:table-cell office:value-type="float" office:value="0.16569999999999999" table:style-name="ce3">
            <text:p>0.1657</text:p>
          </table:table-cell>
          <table:table-cell office:value-type="float" office:value="0.16470000000000001" table:style-name="ce3">
            <text:p>0.1647</text:p>
          </table:table-cell>
          <table:table-cell office:value-type="float" office:value="-1" table:style-name="ce3">
            <text:p>-1</text:p>
          </table:table-cell>
          <table:table-cell office:value-type="float" office:value="1.35E-2" table:style-name="ce3">
            <text:p>0.0135</text:p>
          </table:table-cell>
          <table:table-cell office:value-type="float" office:value="0.17269999999999999" table:style-name="ce3">
            <text:p>0.1727</text:p>
          </table:table-cell>
          <table:table-cell office:value-type="float" office:value="2.2499999999999999E-2" table:style-name="ce3">
            <text:p>0.0225</text:p>
          </table:table-cell>
          <table:table-cell office:value-type="float" office:value="0.14419999999999999" table:style-name="ce3">
            <text:p>0.1442</text:p>
          </table:table-cell>
          <table:table-cell office:value-type="float" office:value="0.1643" table:style-name="ce3">
            <text:p>0.1643</text:p>
          </table:table-cell>
          <table:table-cell office:value-type="float" office:value="0.16589999999999999" table:style-name="ce3">
            <text:p>0.1659</text:p>
          </table:table-cell>
          <table:table-cell office:value-type="float" office:value="0.161" table:style-name="ce3">
            <text:p>0.161</text:p>
          </table:table-cell>
          <table:table-cell office:value-type="float" office:value="1.01E-2" table:style-name="ce3">
            <text:p>0.0101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2970000000000001" table:style-name="ce3">
            <text:p>0.1297</text:p>
          </table:table-cell>
          <table:table-cell office:value-type="float" office:value="0.1547" table:style-name="ce3">
            <text:p>0.1547</text:p>
          </table:table-cell>
          <table:table-cell office:value-type="float" office:value="0.1628" table:style-name="ce3">
            <text:p>0.1628</text:p>
          </table:table-cell>
          <table:table-cell office:value-type="float" office:value="6.4000000000000003E-3" table:style-name="ce3">
            <text:p>0.0064</text:p>
          </table:table-cell>
          <table:table-cell office:value-type="float" office:value="5.1999999999999998E-3" table:style-name="ce3">
            <text:p>0.0052</text:p>
          </table:table-cell>
          <table:table-cell office:value-type="float" office:value="6.8999999999999999E-3" table:style-name="ce3">
            <text:p>0.0069</text:p>
          </table:table-cell>
          <table:table-cell office:value-type="float" office:value="0.16589999999999999" table:style-name="ce3">
            <text:p>0.1659</text:p>
          </table:table-cell>
          <table:table-cell office:value-type="float" office:value="0.13500000000000001" table:style-name="ce3">
            <text:p>0.135</text:p>
          </table:table-cell>
          <table:table-cell office:value-type="float" office:value="0.15379999999999999" table:style-name="ce3">
            <text:p>0.1538</text:p>
          </table:table-cell>
          <table:table-cell office:value-type="float" office:value="0.16869999999999999" table:style-name="ce3">
            <text:p>0.1687</text:p>
          </table:table-cell>
          <table:table-cell office:value-type="float" office:value="7.7000000000000002E-3" table:style-name="ce3">
            <text:p>0.0077</text:p>
          </table:table-cell>
          <table:table-cell office:value-type="float" office:value="6.7999999999999996E-3" table:style-name="ce3">
            <text:p>0.0068</text:p>
          </table:table-cell>
          <table:table-cell office:value-type="float" office:value="7.3000000000000001E-3" table:style-name="ce3">
            <text:p>0.0073</text:p>
          </table:table-cell>
          <table:table-cell office:value-type="float" office:value="0.1714" table:style-name="ce3">
            <text:p>0.1714</text:p>
          </table:table-cell>
          <table:table-cell office:value-type="float" office:value="0.13500000000000001" table:style-name="ce3">
            <text:p>0.135</text:p>
          </table:table-cell>
          <table:table-cell table:number-columns-repeated="16324"/>
        </table:table-row>
        <table:table-row table:style-name="ro1">
          <table:table-cell office:value-type="string" table:style-name="ce2">
            <text:p>t14509594</text:p>
          </table:table-cell>
          <table:table-cell office:value-type="float" office:value="7.0000000000000001E-3" table:style-name="ce3">
            <text:p>0.007</text:p>
          </table:table-cell>
          <table:table-cell office:value-type="float" office:value="6.8999999999999999E-3" table:style-name="ce3">
            <text:p>0.0069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7.1999999999999998E-3" table:style-name="ce3">
            <text:p>0.0072</text:p>
          </table:table-cell>
          <table:table-cell office:value-type="float" office:value="6.1999999999999998E-3" table:style-name="ce3">
            <text:p>0.0062</text:p>
          </table:table-cell>
          <table:table-cell office:value-type="float" office:value="1.2431000000000001" table:style-name="ce3">
            <text:p>1.2431</text:p>
          </table:table-cell>
          <table:table-cell office:value-type="float" office:value="3.6900000000000002E-2" table:style-name="ce3">
            <text:p>0.0369</text:p>
          </table:table-cell>
          <table:table-cell office:value-type="float" office:value="2.2499999999999999E-2" table:style-name="ce3">
            <text:p>0.0225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5.5999999999999999E-3" table:style-name="ce3">
            <text:p>0.0056</text:p>
          </table:table-cell>
          <table:table-cell office:value-type="float" office:value="1.1149" table:style-name="ce3">
            <text:p>1.1149</text:p>
          </table:table-cell>
          <table:table-cell office:value-type="float" office:value="8.8999999999999999E-3" table:style-name="ce3">
            <text:p>0.0089</text:p>
          </table:table-cell>
          <table:table-cell office:value-type="float" office:value="6.8999999999999999E-3" table:style-name="ce3">
            <text:p>0.0069</text:p>
          </table:table-cell>
          <table:table-cell office:value-type="float" office:value="5.67E-2" table:style-name="ce3">
            <text:p>0.0567</text:p>
          </table:table-cell>
          <table:table-cell office:value-type="float" office:value="6.6E-3" table:style-name="ce3">
            <text:p>0.0066</text:p>
          </table:table-cell>
          <table:table-cell office:value-type="float" office:value="7.3000000000000001E-3" table:style-name="ce3">
            <text:p>0.0073</text:p>
          </table:table-cell>
          <table:table-cell office:value-type="float" office:value="6.1999999999999998E-3" table:style-name="ce3">
            <text:p>0.0062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6.4999999999999997E-3" table:style-name="ce3">
            <text:p>0.0065</text:p>
          </table:table-cell>
          <table:table-cell office:value-type="float" office:value="9.5999999999999992E-3" table:style-name="ce3">
            <text:p>0.0096</text:p>
          </table:table-cell>
          <table:table-cell office:value-type="float" office:value="5.7000000000000002E-3" table:style-name="ce3">
            <text:p>0.0057</text:p>
          </table:table-cell>
          <table:table-cell office:value-type="float" office:value="5.4000000000000003E-3" table:style-name="ce3">
            <text:p>0.0054</text:p>
          </table:table-cell>
          <table:table-cell office:value-type="float" office:value="8.3400000000000002E-2" table:style-name="ce3">
            <text:p>0.0834</text:p>
          </table:table-cell>
          <table:table-cell office:value-type="float" office:value="0.01" table:style-name="ce3">
            <text:p>0.01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6.8999999999999999E-3" table:style-name="ce3">
            <text:p>0.0069</text:p>
          </table:table-cell>
          <table:table-cell office:value-type="float" office:value="6.6E-3" table:style-name="ce3">
            <text:p>0.0066</text:p>
          </table:table-cell>
          <table:table-cell office:value-type="float" office:value="7.1000000000000004E-3" table:style-name="ce3">
            <text:p>0.0071</text:p>
          </table:table-cell>
          <table:table-cell office:value-type="float" office:value="8.3999999999999995E-3" table:style-name="ce3">
            <text:p>0.0084</text:p>
          </table:table-cell>
          <table:table-cell office:value-type="float" office:value="6.4305000000000003" table:style-name="ce3">
            <text:p>6.4305</text:p>
          </table:table-cell>
          <table:table-cell office:value-type="float" office:value="1.7100000000000001E-2" table:style-name="ce3">
            <text:p>0.0171</text:p>
          </table:table-cell>
          <table:table-cell office:value-type="float" office:value="1.83E-2" table:style-name="ce3">
            <text:p>0.0183</text:p>
          </table:table-cell>
          <table:table-cell office:value-type="float" office:value="6.3E-3" table:style-name="ce3">
            <text:p>0.0063</text:p>
          </table:table-cell>
          <table:table-cell office:value-type="float" office:value="7.4000000000000003E-3" table:style-name="ce3">
            <text:p>0.0074</text:p>
          </table:table-cell>
          <table:table-cell office:value-type="float" office:value="1.17E-2" table:style-name="ce3">
            <text:p>0.0117</text:p>
          </table:table-cell>
          <table:table-cell office:value-type="float" office:value="1.3315999999999999" table:style-name="ce3">
            <text:p>1.3316</text:p>
          </table:table-cell>
          <table:table-cell office:value-type="float" office:value="1.09E-2" table:style-name="ce3">
            <text:p>0.0109</text:p>
          </table:table-cell>
          <table:table-cell office:value-type="float" office:value="8.3999999999999995E-3" table:style-name="ce3">
            <text:p>0.0084</text:p>
          </table:table-cell>
          <table:table-cell office:value-type="float" office:value="6.4899999999999999E-2" table:style-name="ce3">
            <text:p>0.0649</text:p>
          </table:table-cell>
          <table:table-cell office:value-type="float" office:value="9.2999999999999992E-3" table:style-name="ce3">
            <text:p>0.0093</text:p>
          </table:table-cell>
          <table:table-cell office:value-type="float" office:value="9.2999999999999992E-3" table:style-name="ce3">
            <text:p>0.0093</text:p>
          </table:table-cell>
          <table:table-cell office:value-type="float" office:value="7.7999999999999996E-3" table:style-name="ce3">
            <text:p>0.0078</text:p>
          </table:table-cell>
          <table:table-cell office:value-type="float" office:value="5.7999999999999996E-3" table:style-name="ce3">
            <text:p>0.0058</text:p>
          </table:table-cell>
          <table:table-cell office:value-type="float" office:value="5.8999999999999999E-3" table:style-name="ce3">
            <text:p>0.0059</text:p>
          </table:table-cell>
          <table:table-cell office:value-type="float" office:value="4.3513000000000002" table:style-name="ce3">
            <text:p>4.3513</text:p>
          </table:table-cell>
          <table:table-cell office:value-type="float" office:value="2.1896" table:style-name="ce3">
            <text:p>2.1896</text:p>
          </table:table-cell>
          <table:table-cell office:value-type="float" office:value="6.4999999999999997E-3" table:style-name="ce3">
            <text:p>0.0065</text:p>
          </table:table-cell>
          <table:table-cell office:value-type="float" office:value="6.4000000000000003E-3" table:style-name="ce3">
            <text:p>0.0064</text:p>
          </table:table-cell>
          <table:table-cell office:value-type="float" office:value="6.4999999999999997E-3" table:style-name="ce3">
            <text:p>0.0065</text:p>
          </table:table-cell>
          <table:table-cell office:value-type="float" office:value="1.3599999999999999E-2" table:style-name="ce3">
            <text:p>0.0136</text:p>
          </table:table-cell>
          <table:table-cell office:value-type="float" office:value="9.1000000000000004E-3" table:style-name="ce3">
            <text:p>0.0091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6.6E-3" table:style-name="ce3">
            <text:p>0.0066</text:p>
          </table:table-cell>
          <table:table-cell office:value-type="float" office:value="6.4999999999999997E-3" table:style-name="ce3">
            <text:p>0.0065</text:p>
          </table:table-cell>
          <table:table-cell office:value-type="float" office:value="6.4999999999999997E-3" table:style-name="ce3">
            <text:p>0.0065</text:p>
          </table:table-cell>
          <table:table-cell office:value-type="float" office:value="5.4999999999999997E-3" table:style-name="ce3">
            <text:p>0.0055</text:p>
          </table:table-cell>
          <table:table-cell office:value-type="float" office:value="1.06E-2" table:style-name="ce3">
            <text:p>0.0106</text:p>
          </table:table-cell>
          <table:table-cell office:value-type="float" office:value="7.9000000000000008E-3" table:style-name="ce3">
            <text:p>0.0079</text:p>
          </table:table-cell>
          <table:table-cell table:number-columns-repeated="16324"/>
        </table:table-row>
        <table:table-row table:style-name="ro1">
          <table:table-cell office:value-type="string" table:style-name="ce2">
            <text:p>x1052164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0.12180000000000001" table:style-name="ce3">
            <text:p>0.1218</text:p>
          </table:table-cell>
          <table:table-cell office:value-type="float" office:value="5.4999999999999997E-3" table:style-name="ce3">
            <text:p>0.0055</text:p>
          </table:table-cell>
          <table:table-cell office:value-type="float" office:value="5.1000000000000004E-3" table:style-name="ce3">
            <text:p>0.0051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0.11650000000000001" table:style-name="ce3">
            <text:p>0.1165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9.7000000000000003E-3" table:style-name="ce3">
            <text:p>0.0097</text:p>
          </table:table-cell>
          <table:table-cell office:value-type="float" office:value="4.3E-3" table:style-name="ce3">
            <text:p>0.0043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3E-3" table:style-name="ce3">
            <text:p>0.0043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9.1000000000000004E-3" table:style-name="ce3">
            <text:p>0.0091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0.185" table:style-name="ce3">
            <text:p>0.185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0.16209999999999999" table:style-name="ce3">
            <text:p>0.1621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8999999999999998E-3" table:style-name="ce3">
            <text:p>0.0049</text:p>
          </table:table-cell>
          <table:table-cell office:value-type="float" office:value="0.1087" table:style-name="ce3">
            <text:p>0.1087</text:p>
          </table:table-cell>
          <table:table-cell office:value-type="float" office:value="0.1676" table:style-name="ce3">
            <text:p>0.1676</text:p>
          </table:table-cell>
          <table:table-cell office:value-type="float" office:value="4.7000000000000002E-3" table:style-name="ce3">
            <text:p>0.0047</text:p>
          </table:table-cell>
          <table:table-cell office:value-type="float" office:value="8.8999999999999999E-3" table:style-name="ce3">
            <text:p>0.0089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1000000000000003E-3" table:style-name="ce3">
            <text:p>0.0041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4.5999999999999999E-3" table:style-name="ce3">
            <text:p>0.0046</text:p>
          </table:table-cell>
          <table:table-cell office:value-type="float" office:value="0.1666" table:style-name="ce3">
            <text:p>0.1666</text:p>
          </table:table-cell>
          <table:table-cell office:value-type="float" office:value="0.14949999999999999" table:style-name="ce3">
            <text:p>0.1495</text:p>
          </table:table-cell>
          <table:table-cell office:value-type="float" office:value="4.3E-3" table:style-name="ce3">
            <text:p>0.0043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4.7999999999999996E-3" table:style-name="ce3">
            <text:p>0.0048</text:p>
          </table:table-cell>
          <table:table-cell office:value-type="float" office:value="4.4999999999999997E-3" table:style-name="ce3">
            <text:p>0.0045</text:p>
          </table:table-cell>
          <table:table-cell office:value-type="float" office:value="4.1999999999999997E-3" table:style-name="ce3">
            <text:p>0.0042</text:p>
          </table:table-cell>
          <table:table-cell office:value-type="float" office:value="3.5999999999999999E-3" table:style-name="ce3">
            <text:p>0.0036</text:p>
          </table:table-cell>
          <table:table-cell office:value-type="float" office:value="4.3E-3" table:style-name="ce3">
            <text:p>0.0043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3E-3" table:style-name="ce3">
            <text:p>0.0043</text:p>
          </table:table-cell>
          <table:table-cell office:value-type="float" office:value="4.4000000000000003E-3" table:style-name="ce3">
            <text:p>0.0044</text:p>
          </table:table-cell>
          <table:table-cell office:value-type="float" office:value="4.8999999999999998E-3" table:style-name="ce3">
            <text:p>0.0049</text:p>
          </table:table-cell>
          <table:table-cell table:number-columns-repeated="16324"/>
        </table:table-row>
        <table:table-row table:style-name="ro1">
          <table:table-cell office:value-type="string" table:style-name="ce2">
            <text:p>x1057103</text:p>
          </table:table-cell>
          <table:table-cell office:value-type="float" office:value="0.1686" table:style-name="ce3">
            <text:p>0.1686</text:p>
          </table:table-cell>
          <table:table-cell office:value-type="float" office:value="0.16689999999999999" table:style-name="ce3">
            <text:p>0.1669</text:p>
          </table:table-cell>
          <table:table-cell office:value-type="float" office:value="0.16" table:style-name="ce3">
            <text:p>0.16</text:p>
          </table:table-cell>
          <table:table-cell office:value-type="float" office:value="0.1376" table:style-name="ce3">
            <text:p>0.1376</text:p>
          </table:table-cell>
          <table:table-cell office:value-type="float" office:value="0.14430000000000001" table:style-name="ce3">
            <text:p>0.1443</text:p>
          </table:table-cell>
          <table:table-cell office:value-type="float" office:value="8" table:style-name="ce3">
            <text:p>8</text:p>
          </table:table-cell>
          <table:table-cell office:value-type="float" office:value="0.26569999999999999" table:style-name="ce3">
            <text:p>0.2657</text:p>
          </table:table-cell>
          <table:table-cell office:value-type="float" office:value="0.24540000000000001" table:style-name="ce3">
            <text:p>0.2454</text:p>
          </table:table-cell>
          <table:table-cell office:value-type="float" office:value="0.16400000000000001" table:style-name="ce3">
            <text:p>0.164</text:p>
          </table:table-cell>
          <table:table-cell office:value-type="float" office:value="0.15110000000000001" table:style-name="ce3">
            <text:p>0.1511</text:p>
          </table:table-cell>
          <table:table-cell office:value-type="float" office:value="8" table:style-name="ce3">
            <text:p>8</text:p>
          </table:table-cell>
          <table:table-cell office:value-type="float" office:value="0.17269999999999999" table:style-name="ce3">
            <text:p>0.1727</text:p>
          </table:table-cell>
          <table:table-cell office:value-type="float" office:value="0.1663" table:style-name="ce3">
            <text:p>0.1663</text:p>
          </table:table-cell>
          <table:table-cell office:value-type="float" office:value="0.9173" table:style-name="ce3">
            <text:p>0.9173</text:p>
          </table:table-cell>
          <table:table-cell office:value-type="float" office:value="0.16370000000000001" table:style-name="ce3">
            <text:p>0.1637</text:p>
          </table:table-cell>
          <table:table-cell office:value-type="float" office:value="0.17080000000000001" table:style-name="ce3">
            <text:p>0.1708</text:p>
          </table:table-cell>
          <table:table-cell office:value-type="float" office:value="0.16950000000000001" table:style-name="ce3">
            <text:p>0.1695</text:p>
          </table:table-cell>
          <table:table-cell office:value-type="float" office:value="0.1701" table:style-name="ce3">
            <text:p>0.1701</text:p>
          </table:table-cell>
          <table:table-cell office:value-type="float" office:value="0.13700000000000001" table:style-name="ce3">
            <text:p>0.137</text:p>
          </table:table-cell>
          <table:table-cell office:value-type="float" office:value="0.15190000000000001" table:style-name="ce3">
            <text:p>0.1519</text:p>
          </table:table-cell>
          <table:table-cell office:value-type="float" office:value="0.1744" table:style-name="ce3">
            <text:p>0.1744</text:p>
          </table:table-cell>
          <table:table-cell office:value-type="float" office:value="0.14050000000000001" table:style-name="ce3">
            <text:p>0.1405</text:p>
          </table:table-cell>
          <table:table-cell office:value-type="float" office:value="0.17330000000000001" table:style-name="ce3">
            <text:p>0.1733</text:p>
          </table:table-cell>
          <table:table-cell office:value-type="float" office:value="0.92600000000000005" table:style-name="ce3">
            <text:p>0.926</text:p>
          </table:table-cell>
          <table:table-cell office:value-type="float" office:value="0.19309999999999999" table:style-name="ce3">
            <text:p>0.1931</text:p>
          </table:table-cell>
          <table:table-cell office:value-type="float" office:value="0.16189999999999999" table:style-name="ce3">
            <text:p>0.1619</text:p>
          </table:table-cell>
          <table:table-cell office:value-type="float" office:value="0.1658" table:style-name="ce3">
            <text:p>0.1658</text:p>
          </table:table-cell>
          <table:table-cell office:value-type="float" office:value="0.1515" table:style-name="ce3">
            <text:p>0.1515</text:p>
          </table:table-cell>
          <table:table-cell office:value-type="float" office:value="0.16669999999999999" table:style-name="ce3">
            <text:p>0.1667</text:p>
          </table:table-cell>
          <table:table-cell office:value-type="float" office:value="0.17849999999999999" table:style-name="ce3">
            <text:p>0.1785</text:p>
          </table:table-cell>
          <table:table-cell office:value-type="float" office:value="8" table:style-name="ce3">
            <text:p>8</text:p>
          </table:table-cell>
          <table:table-cell office:value-type="float" office:value="0.24440000000000001" table:style-name="ce3">
            <text:p>0.2444</text:p>
          </table:table-cell>
          <table:table-cell office:value-type="float" office:value="0.25119999999999998" table:style-name="ce3">
            <text:p>0.2512</text:p>
          </table:table-cell>
          <table:table-cell office:value-type="float" office:value="0.15820000000000001" table:style-name="ce3">
            <text:p>0.1582</text:p>
          </table:table-cell>
          <table:table-cell office:value-type="float" office:value="0.17219999999999999" table:style-name="ce3">
            <text:p>0.1722</text:p>
          </table:table-cell>
          <table:table-cell office:value-type="float" office:value="0.19789999999999999" table:style-name="ce3">
            <text:p>0.1979</text:p>
          </table:table-cell>
          <table:table-cell office:value-type="float" office:value="8" table:style-name="ce3">
            <text:p>8</text:p>
          </table:table-cell>
          <table:table-cell office:value-type="float" office:value="0.2122" table:style-name="ce3">
            <text:p>0.2122</text:p>
          </table:table-cell>
          <table:table-cell office:value-type="float" office:value="0.17960000000000001" table:style-name="ce3">
            <text:p>0.1796</text:p>
          </table:table-cell>
          <table:table-cell office:value-type="float" office:value="0.79459999999999997" table:style-name="ce3">
            <text:p>0.7946</text:p>
          </table:table-cell>
          <table:table-cell office:value-type="float" office:value="0.1716" table:style-name="ce3">
            <text:p>0.1716</text:p>
          </table:table-cell>
          <table:table-cell office:value-type="float" office:value="0.1943" table:style-name="ce3">
            <text:p>0.1943</text:p>
          </table:table-cell>
          <table:table-cell office:value-type="float" office:value="0.1729" table:style-name="ce3">
            <text:p>0.1729</text:p>
          </table:table-cell>
          <table:table-cell office:value-type="float" office:value="0.1522" table:style-name="ce3">
            <text:p>0.1522</text:p>
          </table:table-cell>
          <table:table-cell office:value-type="float" office:value="0.1643" table:style-name="ce3">
            <text:p>0.1643</text:p>
          </table:table-cell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office:value-type="float" office:value="0.15609999999999999" table:style-name="ce3">
            <text:p>0.1561</text:p>
          </table:table-cell>
          <table:table-cell office:value-type="float" office:value="0.13250000000000001" table:style-name="ce3">
            <text:p>0.1325</text:p>
          </table:table-cell>
          <table:table-cell office:value-type="float" office:value="0.1691" table:style-name="ce3">
            <text:p>0.1691</text:p>
          </table:table-cell>
          <table:table-cell office:value-type="float" office:value="0.24030000000000001" table:style-name="ce3">
            <text:p>0.2403</text:p>
          </table:table-cell>
          <table:table-cell office:value-type="float" office:value="0.19270000000000001" table:style-name="ce3">
            <text:p>0.1927</text:p>
          </table:table-cell>
          <table:table-cell office:value-type="float" office:value="0.1762" table:style-name="ce3">
            <text:p>0.1762</text:p>
          </table:table-cell>
          <table:table-cell office:value-type="float" office:value="0.13950000000000001" table:style-name="ce3">
            <text:p>0.1395</text:p>
          </table:table-cell>
          <table:table-cell office:value-type="float" office:value="0.16950000000000001" table:style-name="ce3">
            <text:p>0.1695</text:p>
          </table:table-cell>
          <table:table-cell office:value-type="float" office:value="0.16800000000000001" table:style-name="ce3">
            <text:p>0.168</text:p>
          </table:table-cell>
          <table:table-cell office:value-type="float" office:value="0.1535" table:style-name="ce3">
            <text:p>0.1535</text:p>
          </table:table-cell>
          <table:table-cell office:value-type="float" office:value="0.2069" table:style-name="ce3">
            <text:p>0.2069</text:p>
          </table:table-cell>
          <table:table-cell office:value-type="float" office:value="0.1741" table:style-name="ce3">
            <text:p>0.1741</text:p>
          </table:table-cell>
          <table:table-cell table:number-columns-repeated="16324"/>
        </table:table-row>
        <table:table-row table:number-rows-repeated="104852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細明體" svg:font-family="細明體"/>
  </office:font-face-decls>
  <office:styles>
    <number:number-style style:name="N0">
      <number:number number:min-integer-digits="1"/>
    </number:number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C6EFCE"/>
      <style:text-properties fo:color="#006100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Windows 使用者</dc:creator>
    <dc:date>2017-05-06T08:41:55Z</dc:date>
    <meta:editing-cycles>1</meta:editing-cycles>
    <meta:editing-duration>PT180S</meta:editing-duration>
  </office:meta>
</office:document-meta>
</file>